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111in"/>
    </style:style>
    <style:style style:name="Table1.B" style:family="table-column">
      <style:table-column-properties style:column-width="1.5118in"/>
    </style:style>
    <style:style style:name="Table1.C" style:family="table-column">
      <style:table-column-properties style:column-width="1.4403in"/>
    </style:style>
    <style:style style:name="Table1.D" style:family="table-column">
      <style:table-column-properties style:column-width="1.2507in"/>
    </style:style>
    <style:style style:name="Table1.E" style:family="table-column">
      <style:table-column-properties style:column-width="1.811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0056in"/>
    </style:style>
    <style:style style:name="Table2.B" style:family="table-column">
      <style:table-column-properties style:column-width="1.4444in"/>
    </style:style>
    <style:style style:name="Table2.C" style:family="table-column">
      <style:table-column-properties style:column-width="1.5403in"/>
    </style:style>
    <style:style style:name="Table2.D" style:family="table-column">
      <style:table-column-properties style:column-width="1.0097in"/>
    </style:style>
    <style:style style:name="Table2.E" style:family="table-column">
      <style:table-column-properties style:column-width="1.92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8667in"/>
    </style:style>
    <style:style style:name="Table3.B" style:family="table-column">
      <style:table-column-properties style:column-width="1.5118in"/>
    </style:style>
    <style:style style:name="Table3.C" style:family="table-column">
      <style:table-column-properties style:column-width="1.5465in"/>
    </style:style>
    <style:style style:name="Table3.D" style:family="table-column">
      <style:table-column-properties style:column-width="1.0285in"/>
    </style:style>
    <style:style style:name="Table3.E" style:family="table-column">
      <style:table-column-properties style:column-width="1.971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0.9in"/>
    </style:style>
    <style:style style:name="Table4.B" style:family="table-column">
      <style:table-column-properties style:column-width="1.3993in"/>
    </style:style>
    <style:style style:name="Table4.C" style:family="table-column">
      <style:table-column-properties style:column-width="1.375in"/>
    </style:style>
    <style:style style:name="Table4.D" style:family="table-column">
      <style:table-column-properties style:column-width="1.0674in"/>
    </style:style>
    <style:style style:name="Table4.E" style:family="table-column">
      <style:table-column-properties style:column-width="2.183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0.9479in"/>
    </style:style>
    <style:style style:name="Table5.B" style:family="table-column">
      <style:table-column-properties style:column-width="1.3729in"/>
    </style:style>
    <style:style style:name="Table5.C" style:family="table-column">
      <style:table-column-properties style:column-width="1.3951in"/>
    </style:style>
    <style:style style:name="Table5.D" style:family="table-column">
      <style:table-column-properties style:column-width="1.1583in"/>
    </style:style>
    <style:style style:name="Table5.E" style:family="table-column">
      <style:table-column-properties style:column-width="2.050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0.9472in"/>
    </style:style>
    <style:style style:name="Table6.B" style:family="table-column">
      <style:table-column-properties style:column-width="1.4896in"/>
    </style:style>
    <style:style style:name="Table6.C" style:family="table-column">
      <style:table-column-properties style:column-width="1.3688in"/>
    </style:style>
    <style:style style:name="Table6.D" style:family="table-column">
      <style:table-column-properties style:column-width="1.2597in"/>
    </style:style>
    <style:style style:name="Table6.E" style:family="table-column">
      <style:table-column-properties style:column-width="1.8597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87"/>
    <style:style style:name="P44" style:family="paragraph" style:parent-style-name="Text_20_body" style:list-style-name="L88"/>
    <style:style style:name="P45" style:family="paragraph" style:parent-style-name="Text_20_body" style:list-style-name="L89"/>
    <style:style style:name="P46" style:family="paragraph" style:parent-style-name="Text_20_body" style:list-style-name="L90"/>
    <style:style style:name="P47" style:family="paragraph" style:parent-style-name="Text_20_body" style:list-style-name="L91"/>
    <style:style style:name="P48" style:family="paragraph" style:parent-style-name="Text_20_body" style:list-style-name="L92"/>
    <style:style style:name="P49" style:family="paragraph" style:parent-style-name="Text_20_body" style:list-style-name="L93"/>
    <style:style style:name="P50" style:family="paragraph" style:parent-style-name="Text_20_body" style:list-style-name="L94"/>
    <style:style style:name="P51" style:family="paragraph" style:parent-style-name="Text_20_body" style:list-style-name="L95"/>
    <style:style style:name="P52" style:family="paragraph" style:parent-style-name="Text_20_body" style:list-style-name="L96"/>
    <style:style style:name="P53" style:family="paragraph" style:parent-style-name="Text_20_body" style:list-style-name="L97"/>
    <style:style style:name="P54" style:family="paragraph" style:parent-style-name="Text_20_body" style:list-style-name="L98"/>
    <style:style style:name="P55" style:family="paragraph" style:parent-style-name="Text_20_body" style:list-style-name="L99"/>
    <style:style style:name="P56" style:family="paragraph" style:parent-style-name="Text_20_body" style:list-style-name="L100"/>
    <style:style style:name="P57" style:family="paragraph" style:parent-style-name="Text_20_body" style:list-style-name="L101"/>
    <style:style style:name="P58" style:family="paragraph" style:parent-style-name="Text_20_body" style:list-style-name="L102"/>
    <style:style style:name="P59" style:family="paragraph" style:parent-style-name="Text_20_body" style:list-style-name="L103"/>
    <style:style style:name="P60" style:family="paragraph" style:parent-style-name="Text_20_body" style:list-style-name="L104"/>
    <style:style style:name="P61" style:family="paragraph" style:parent-style-name="Text_20_body" style:list-style-name="L105"/>
    <style:style style:name="P62" style:family="paragraph" style:parent-style-name="Text_20_body" style:list-style-name="L106"/>
    <style:style style:name="P63" style:family="paragraph" style:parent-style-name="Text_20_body" style:list-style-name="L107"/>
    <style:style style:name="P64" style:family="paragraph" style:parent-style-name="Text_20_body" style:list-style-name="L108"/>
    <style:style style:name="P65" style:family="paragraph" style:parent-style-name="Text_20_body" style:list-style-name="L109"/>
    <style:style style:name="P66" style:family="paragraph" style:parent-style-name="Text_20_body" style:list-style-name="L110"/>
    <style:style style:name="P67" style:family="paragraph" style:parent-style-name="Text_20_body" style:list-style-name="L111"/>
    <style:style style:name="P68" style:family="paragraph" style:parent-style-name="Text_20_body" style:list-style-name="L112"/>
    <style:style style:name="P69" style:family="paragraph" style:parent-style-name="Text_20_body" style:list-style-name="L113"/>
    <style:style style:name="P70" style:family="paragraph" style:parent-style-name="Text_20_body" style:list-style-name="L114"/>
    <style:style style:name="P71" style:family="paragraph" style:parent-style-name="Text_20_body" style:list-style-name="L115"/>
    <style:style style:name="P72" style:family="paragraph" style:parent-style-name="Text_20_body" style:list-style-name="L116"/>
    <style:style style:name="P73" style:family="paragraph" style:parent-style-name="Text_20_body" style:list-style-name="L117"/>
    <style:style style:name="P74" style:family="paragraph" style:parent-style-name="Text_20_body" style:list-style-name="L118"/>
    <style:style style:name="P75" style:family="paragraph" style:parent-style-name="Text_20_body" style:list-style-name="L119"/>
    <style:style style:name="P76" style:family="paragraph" style:parent-style-name="Text_20_body" style:list-style-name="L120"/>
    <style:style style:name="P77" style:family="paragraph" style:parent-style-name="Text_20_body" style:list-style-name="L121"/>
    <style:style style:name="P78" style:family="paragraph" style:parent-style-name="Text_20_body" style:list-style-name="L122"/>
    <style:style style:name="P79" style:family="paragraph" style:parent-style-name="Text_20_body" style:list-style-name="L123"/>
    <style:style style:name="P80" style:family="paragraph" style:parent-style-name="Text_20_body" style:list-style-name="L124"/>
    <style:style style:name="P81" style:family="paragraph" style:parent-style-name="Text_20_body" style:list-style-name="L125"/>
    <style:style style:name="P82" style:family="paragraph" style:parent-style-name="Text_20_body" style:list-style-name="L126"/>
    <style:style style:name="P83" style:family="paragraph" style:parent-style-name="Text_20_body" style:list-style-name="L127"/>
    <style:style style:name="P84" style:family="paragraph" style:parent-style-name="Text_20_body" style:list-style-name="L128"/>
    <style:style style:name="P85" style:family="paragraph" style:parent-style-name="Text_20_body" style:list-style-name="L129"/>
    <style:style style:name="P86" style:family="paragraph" style:parent-style-name="Text_20_body" style:list-style-name="L130"/>
    <style:style style:name="P87" style:family="paragraph" style:parent-style-name="Text_20_body" style:list-style-name="L131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re’s a full locations design doc for <text:span text:style-name="Strong_20_Emphasis">TSUKIDERE</text:span>, with both <text:span text:style-name="Strong_20_Emphasis">Town</text:span> (waking world) and <text:span text:style-name="Strong_20_Emphasis">Dream</text:span> (inverted world) versions, plus how they tie into Arete and gameplay.</text:p>
      <text:p text:style-name="Horizontal_20_Line"/>
      <text:h text:style-name="Heading_20_1" text:outline-level="1">0. Island Overview</text:h>
      <text:list xml:id="list5412668476530847719" text:style-name="L41">
        <text:list-item>
          <text:p text:style-name="P42">The Town sits on a <text:span text:style-name="Strong_20_Emphasis">small artificial island</text:span> (Cape May–inspired):</text:p>
          <text:list>
            <text:list-item>
              <text:p text:style-name="P42"><text:span text:style-name="Strong_20_Emphasis">West</text:span>: quiet residential streets and civic buildings.</text:p>
            </text:list-item>
            <text:list-item>
              <text:p text:style-name="P42"><text:span text:style-name="Strong_20_Emphasis">Center</text:span>: Main Street, everyday shops, transit.</text:p>
            </text:list-item>
            <text:list-item>
              <text:p text:style-name="P42"><text:span text:style-name="Strong_20_Emphasis">East</text:span>: Boardwalk and beach.</text:p>
            </text:list-item>
            <text:list-item>
              <text:p text:style-name="P42"><text:span text:style-name="Strong_20_Emphasis">South</text:span>: Outdoor Mall &amp; old church.</text:p>
            </text:list-item>
          </text:list>
        </text:list-item>
        <text:list-item>
          <text:p text:style-name="P42">The <text:span text:style-name="Strong_20_Emphasis">Dream World</text:span> mirrors this layout but <text:span text:style-name="Strong_20_Emphasis">distorts scale, logic, and meaning</text:span>:</text:p>
          <text:list>
            <text:list-item>
              <text:p text:style-name="P42">Locations keep a recognisable skeleton (same “role” in the world)</text:p>
            </text:list-item>
            <text:list-item>
              <text:p text:style-name="P42">But architecture, mood, and rules are inverted.</text:p>
            </text:list-item>
          </text:list>
        </text:list-item>
      </text:list>
      <text:p text:style-name="Text_20_body">Each location below has:</text:p>
      <text:list xml:id="list454205455030671037" text:style-name="L87">
        <text:list-item>
          <text:p text:style-name="P43"><text:span text:style-name="Strong_20_Emphasis">Town Version</text:span> – what it is, who’s there, what scenes happen.</text:p>
        </text:list-item>
        <text:list-item>
          <text:p text:style-name="P43"><text:span text:style-name="Strong_20_Emphasis">Dream Version</text:span> – twisted counterpart, symbolism, and encounter style.</text:p>
        </text:list-item>
        <text:list-item>
          <text:p text:style-name="P43"><text:span text:style-name="Strong_20_Emphasis">Arete Links</text:span> – which domains and stats it tends to hit.</text:p>
        </text:list-item>
      </text:list>
      <text:p text:style-name="Horizontal_20_Line"/>
      <text:h text:style-name="Heading_20_1" text:outline-level="1">1. Residential &amp; Quiet Spaces</text:h>
      <text:h text:style-name="Heading_20_2" text:outline-level="2">1.1 Player Home</text:h>
      <text:h text:style-name="Heading_20_3" text:outline-level="3">Town – Player’s House</text:h>
      <text:list xml:id="list8243190095852179122" text:style-name="L88">
        <text:list-item>
          <text:p text:style-name="P44"><text:span text:style-name="Strong_20_Emphasis">Description:</text:span><text:line-break/>Modest two-story home on a side street; small front yard, cramped kitchen, messy bedroom, family photos half-taken down or crooked.</text:p>
        </text:list-item>
        <text:list-item>
          <text:p text:style-name="P44"><text:span text:style-name="Strong_20_Emphasis">Key Rooms:</text:span></text:p>
          <text:list>
            <text:list-item>
              <text:p text:style-name="P44">Bedroom (save-point vibe, mirror, laptop).</text:p>
            </text:list-item>
            <text:list-item>
              <text:p text:style-name="P44">Kitchen (food choices: junk vs cooking).</text:p>
            </text:list-item>
            <text:list-item>
              <text:p text:style-name="P44">Living room (family arguments, late-night TV, awkward silences).</text:p>
            </text:list-item>
          </text:list>
        </text:list-item>
        <text:list-item>
          <text:p text:style-name="P44"><text:span text:style-name="Strong_20_Emphasis">Usage:</text:span></text:p>
          <text:list>
            <text:list-item>
              <text:p text:style-name="P44">Main <text:span text:style-name="Strong_20_Emphasis">sleep point</text:span> to enter Dream.</text:p>
            </text:list-item>
            <text:list-item>
              <text:p text:style-name="P44"><text:soft-page-break/>Early scenes setting family dynamics and baseline trauma.</text:p>
            </text:list-item>
            <text:list-item>
              <text:p text:style-name="P44">Repeated “end-of-day” reflection sequences.</text:p>
            </text:list-item>
          </text:list>
        </text:list-item>
        <text:list-item>
          <text:p text:style-name="P44"><text:span text:style-name="Strong_20_Emphasis">Arete Links:</text:span></text:p>
          <text:list>
            <text:list-item>
              <text:p text:style-name="P44"><text:span text:style-name="Strong_20_Emphasis">Physical:</text:span> eating habits, sleep routines.</text:p>
            </text:list-item>
            <text:list-item>
              <text:p text:style-name="P44"><text:span text:style-name="Strong_20_Emphasis">Emotional:</text:span> conversations with family, self-talk.</text:p>
            </text:list-item>
            <text:list-item>
              <text:p text:style-name="P44"><text:span text:style-name="Strong_20_Emphasis">Spiritual:</text:span> late-night introspection, meaning-making.</text:p>
            </text:list-item>
          </text:list>
        </text:list-item>
      </text:list>
      <text:h text:style-name="Heading_20_3" text:outline-level="3">Dream – The House That Breathes</text:h>
      <text:list xml:id="list6750511302207270188" text:style-name="L89">
        <text:list-item>
          <text:p text:style-name="P45"><text:span text:style-name="Strong_20_Emphasis">Description:</text:span><text:line-break/>The same floor plan, but corridors elongate, furniture pulses; walls expand and contract like lungs. Doors open into wrong rooms or looping hallways.</text:p>
        </text:list-item>
        <text:list-item>
          <text:p text:style-name="P45"><text:span text:style-name="Strong_20_Emphasis">Motifs:</text:span></text:p>
          <text:list>
            <text:list-item>
              <text:p text:style-name="P45">Family photos with faces blurred or replaced by Nightmares.</text:p>
            </text:list-item>
            <text:list-item>
              <text:p text:style-name="P45">Windows show scenes from earlier days, slightly altered.</text:p>
            </text:list-item>
          </text:list>
        </text:list-item>
        <text:list-item>
          <text:p text:style-name="P45"><text:span text:style-name="Strong_20_Emphasis">Encounters:</text:span></text:p>
          <text:list>
            <text:list-item>
              <text:p text:style-name="P45">Nightmares representing <text:span text:style-name="Strong_20_Emphasis">domestic fear</text:span> (shame, parental disappointment).</text:p>
            </text:list-item>
            <text:list-item>
              <text:p text:style-name="P45">“Doors” as choices to confront or avoid particular memories.</text:p>
            </text:list-item>
          </text:list>
        </text:list-item>
        <text:list-item>
          <text:p text:style-name="P45"><text:span text:style-name="Strong_20_Emphasis">Arete Impact:</text:span></text:p>
          <text:list>
            <text:list-item>
              <text:p text:style-name="P45">High <text:span text:style-name="Strong_20_Emphasis">Emotional Harmony</text:span> → house softens, more warm memories.</text:p>
            </text:list-item>
            <text:list-item>
              <text:p text:style-name="P45">High <text:span text:style-name="Strong_20_Emphasis">Spiritual Harmony</text:span> → hidden safe room with a grounding scene.</text:p>
            </text:list-item>
            <text:list-item>
              <text:p text:style-name="P45">Deep <text:span text:style-name="Strong_20_Emphasis">Emotional Strife</text:span> → house locks you into loops and panic.</text:p>
            </text:list-item>
          </text:list>
        </text:list-item>
      </text:list>
      <text:p text:style-name="Horizontal_20_Line"/>
      <text:h text:style-name="Heading_20_2" text:outline-level="2">1.2 Apartment Complex</text:h>
      <text:h text:style-name="Heading_20_3" text:outline-level="3">Town – Low-Rent Apartments</text:h>
      <text:list xml:id="list2778082044155335599" text:style-name="L90">
        <text:list-item>
          <text:p text:style-name="P46"><text:span text:style-name="Strong_20_Emphasis">Description:</text:span><text:line-break/>Aging three-story complex, peeling paint, flickering lights, sounds through thin walls.</text:p>
        </text:list-item>
        <text:list-item>
          <text:p text:style-name="P46"><text:span text:style-name="Strong_20_Emphasis">NPCs:</text:span></text:p>
          <text:list>
            <text:list-item>
              <text:p text:style-name="P46">Overworked tenants, lonely neighbors, single parents, elderly residents.</text:p>
            </text:list-item>
            <text:list-item>
              <text:p text:style-name="P46">Possible friend/romantic interest here.</text:p>
            </text:list-item>
          </text:list>
        </text:list-item>
        <text:list-item>
          <text:p text:style-name="P46"><text:span text:style-name="Strong_20_Emphasis">Scenes:</text:span></text:p>
          <text:list>
            <text:list-item>
              <text:p text:style-name="P46">Hallway run-ins, rooftop talks, moments of voyeurism (hearing others’ lives).</text:p>
            </text:list-item>
          </text:list>
        </text:list-item>
        <text:list-item>
          <text:p text:style-name="P46"><text:span text:style-name="Strong_20_Emphasis">Arete Links:</text:span></text:p>
          <text:list>
            <text:list-item>
              <text:p text:style-name="P46"><text:soft-page-break/><text:span text:style-name="Strong_20_Emphasis">Social:</text:span> choosing to engage or stay withdrawn.</text:p>
            </text:list-item>
            <text:list-item>
              <text:p text:style-name="P46"><text:span text:style-name="Strong_20_Emphasis">Emotional:</text:span> empathy for neighbors vs paranoia.</text:p>
            </text:list-item>
          </text:list>
        </text:list-item>
      </text:list>
      <text:h text:style-name="Heading_20_3" text:outline-level="3">Dream – The Endless Complex</text:h>
      <text:list xml:id="list478055970560732656" text:style-name="L91">
        <text:list-item>
          <text:p text:style-name="P47"><text:span text:style-name="Strong_20_Emphasis">Description:</text:span><text:line-break/>Endless stacked hallways spiraling vertically and sideways; doors float in the void, some open to fully realized lives you’re not part of.</text:p>
        </text:list-item>
        <text:list-item>
          <text:p text:style-name="P47"><text:span text:style-name="Strong_20_Emphasis">Motifs:</text:span></text:p>
          <text:list>
            <text:list-item>
              <text:p text:style-name="P47">Doors labelled with emotional states (GUILT, ENVY, LONELINESS).</text:p>
            </text:list-item>
            <text:list-item>
              <text:p text:style-name="P47">Elevators that never arrive or drop endlessly.</text:p>
            </text:list-item>
          </text:list>
        </text:list-item>
        <text:list-item>
          <text:p text:style-name="P47"><text:span text:style-name="Strong_20_Emphasis">Encounters:</text:span></text:p>
          <text:list>
            <text:list-item>
              <text:p text:style-name="P47">Nightmares of exclusion and invisibility.</text:p>
            </text:list-item>
            <text:list-item>
              <text:p text:style-name="P47">Puzzles around choosing which doors to open or ignore.</text:p>
            </text:list-item>
          </text:list>
        </text:list-item>
        <text:list-item>
          <text:p text:style-name="P47"><text:span text:style-name="Strong_20_Emphasis">Arete Impact:</text:span></text:p>
          <text:list>
            <text:list-item>
              <text:p text:style-name="P47">High <text:span text:style-name="Strong_20_Emphasis">Social Arete</text:span> → more doors show supportive communities.</text:p>
            </text:list-item>
            <text:list-item>
              <text:p text:style-name="P47">Low <text:span text:style-name="Strong_20_Emphasis">Social/Emotional</text:span> → many doors lead to scenes of rejection.</text:p>
            </text:list-item>
          </text:list>
        </text:list-item>
      </text:list>
      <text:p text:style-name="Horizontal_20_Line"/>
      <text:h text:style-name="Heading_20_2" text:outline-level="2">1.3 Retirement Home</text:h>
      <text:h text:style-name="Heading_20_3" text:outline-level="3">Town – Assisted Living Facility</text:h>
      <text:list xml:id="list323821528438868120" text:style-name="L92">
        <text:list-item>
          <text:p text:style-name="P48"><text:span text:style-name="Strong_20_Emphasis">Description:</text:span><text:line-break/>Quiet, sanitized building; pastel walls; smell of cleaning products; TV blaring game shows in the common room.</text:p>
        </text:list-item>
        <text:list-item>
          <text:p text:style-name="P48"><text:span text:style-name="Strong_20_Emphasis">NPCs:</text:span></text:p>
          <text:list>
            <text:list-item>
              <text:p text:style-name="P48">Elderly residents, some lucid, some fading.</text:p>
            </text:list-item>
            <text:list-item>
              <text:p text:style-name="P48">Staff: tired but well-meaning, or indifferent.</text:p>
            </text:list-item>
          </text:list>
        </text:list-item>
        <text:list-item>
          <text:p text:style-name="P48"><text:span text:style-name="Strong_20_Emphasis">Scenes:</text:span></text:p>
          <text:list>
            <text:list-item>
              <text:p text:style-name="P48">Confrontation with aging, regret, fear of being a burden.</text:p>
            </text:list-item>
            <text:list-item>
              <text:p text:style-name="P48">Optional volunteering scenes.</text:p>
            </text:list-item>
          </text:list>
        </text:list-item>
        <text:list-item>
          <text:p text:style-name="P48"><text:span text:style-name="Strong_20_Emphasis">Arete Links:</text:span></text:p>
          <text:list>
            <text:list-item>
              <text:p text:style-name="P48"><text:span text:style-name="Strong_20_Emphasis">Emotional:</text:span> kindness vs avoidance.</text:p>
            </text:list-item>
            <text:list-item>
              <text:p text:style-name="P48"><text:span text:style-name="Strong_20_Emphasis">Spiritual:</text:span> reflecting on mortality, legacy.</text:p>
            </text:list-item>
          </text:list>
        </text:list-item>
      </text:list>
      <text:h text:style-name="Heading_20_3" text:outline-level="3"><text:soft-page-break/>Dream – The Hall of Forgotten Names</text:h>
      <text:list xml:id="list5219993193007035734" text:style-name="L93">
        <text:list-item>
          <text:p text:style-name="P49"><text:span text:style-name="Strong_20_Emphasis">Description:</text:span><text:line-break/>A towering, dim hall lined with empty beds and name tags that flicker or shift; clocks with no hands.</text:p>
        </text:list-item>
        <text:list-item>
          <text:p text:style-name="P49"><text:span text:style-name="Strong_20_Emphasis">Motifs:</text:span></text:p>
          <text:list>
            <text:list-item>
              <text:p text:style-name="P49">Shadows calling out names that almost sound like the protagonist’s.</text:p>
            </text:list-item>
            <text:list-item>
              <text:p text:style-name="P49">Wheelchairs moving on their own.</text:p>
            </text:list-item>
          </text:list>
        </text:list-item>
        <text:list-item>
          <text:p text:style-name="P49"><text:span text:style-name="Strong_20_Emphasis">Encounters:</text:span></text:p>
          <text:list>
            <text:list-item>
              <text:p text:style-name="P49">Nightmares of being erased, forgotten, left behind.</text:p>
            </text:list-item>
            <text:list-item>
              <text:p text:style-name="P49">Choices to sit with fading figures or flee.</text:p>
            </text:list-item>
          </text:list>
        </text:list-item>
        <text:list-item>
          <text:p text:style-name="P49"><text:span text:style-name="Strong_20_Emphasis">Arete Impact:</text:span></text:p>
          <text:list>
            <text:list-item>
              <text:p text:style-name="P49">High <text:span text:style-name="Strong_20_Emphasis">Spiritual/Emotional</text:span> → chance to accept and comfort, gaining insight.</text:p>
            </text:list-item>
            <text:list-item>
              <text:p text:style-name="P49">Low <text:span text:style-name="Strong_20_Emphasis">Spiritual</text:span> → hall turns hostile, time freezes, heavier Strife.</text:p>
            </text:list-item>
          </text:list>
        </text:list-item>
      </text:list>
      <text:p text:style-name="Horizontal_20_Line"/>
      <text:h text:style-name="Heading_20_2" text:outline-level="2">1.4 Strawberry Park</text:h>
      <text:h text:style-name="Heading_20_3" text:outline-level="3">Town – Neighborhood Park</text:h>
      <text:list xml:id="list8301854162429388282" text:style-name="L94">
        <text:list-item>
          <text:p text:style-name="P50"><text:span text:style-name="Strong_20_Emphasis">Description:</text:span><text:line-break/>Small park with a playground, benches, a few trees, and a strawberry-shaped sign; kids at daytime, teens at dusk.</text:p>
        </text:list-item>
        <text:list-item>
          <text:p text:style-name="P50"><text:span text:style-name="Strong_20_Emphasis">Scenes:</text:span></text:p>
          <text:list>
            <text:list-item>
              <text:p text:style-name="P50">Childhood flashbacks, friend meet-ups, first confessions.</text:p>
            </text:list-item>
            <text:list-item>
              <text:p text:style-name="P50">Solitary walks reflecting on current events.</text:p>
            </text:list-item>
          </text:list>
        </text:list-item>
        <text:list-item>
          <text:p text:style-name="P50"><text:span text:style-name="Strong_20_Emphasis">Arete Links:</text:span></text:p>
          <text:list>
            <text:list-item>
              <text:p text:style-name="P50"><text:span text:style-name="Strong_20_Emphasis">Emotional:</text:span> nostalgia vs bitterness.</text:p>
            </text:list-item>
            <text:list-item>
              <text:p text:style-name="P50"><text:span text:style-name="Strong_20_Emphasis">Social:</text:span> whether you join group activities or walk alone.</text:p>
            </text:list-item>
            <text:list-item>
              <text:p text:style-name="P50"><text:span text:style-name="Strong_20_Emphasis">Physical:</text:span> minor (exercise, walking).</text:p>
            </text:list-item>
          </text:list>
        </text:list-item>
      </text:list>
      <text:h text:style-name="Heading_20_3" text:outline-level="3">Dream – The Plastic Orchard</text:h>
      <text:list xml:id="list492050393564618031" text:style-name="L95">
        <text:list-item>
          <text:p text:style-name="P51"><text:span text:style-name="Strong_20_Emphasis">Description:</text:span><text:line-break/>Playground stretched into a forest of giant plastic strawberries and swings hanging from nothing. Grass replaced with rubber that flows like water.</text:p>
        </text:list-item>
        <text:list-item>
          <text:p text:style-name="P51"><text:span text:style-name="Strong_20_Emphasis">Motifs:</text:span></text:p>
          <text:list>
            <text:list-item>
              <text:p text:style-name="P51">Play equipment morphs into cages or amusement devices.</text:p>
            </text:list-item>
            <text:list-item>
              <text:p text:style-name="P51"><text:soft-page-break/>Children’s laughter echoes without children present.</text:p>
            </text:list-item>
          </text:list>
        </text:list-item>
        <text:list-item>
          <text:p text:style-name="P51"><text:span text:style-name="Strong_20_Emphasis">Encounters:</text:span></text:p>
          <text:list>
            <text:list-item>
              <text:p text:style-name="P51">Nightmares embodying <text:span text:style-name="Strong_20_Emphasis">lost innocence</text:span> or childhood shame.</text:p>
            </text:list-item>
            <text:list-item>
              <text:p text:style-name="P51">Platform-like sequences where falling represents emotional regression.</text:p>
            </text:list-item>
          </text:list>
        </text:list-item>
        <text:list-item>
          <text:p text:style-name="P51"><text:span text:style-name="Strong_20_Emphasis">Arete Impact:</text:span></text:p>
          <text:list>
            <text:list-item>
              <text:p text:style-name="P51">High <text:span text:style-name="Strong_20_Emphasis">Emotional Harmony</text:span> → more playful, healing sequences.</text:p>
            </text:list-item>
            <text:list-item>
              <text:p text:style-name="P51">Deep <text:span text:style-name="Strong_20_Emphasis">Emotional Strife</text:span> → park becomes a trap of repeating scenes.</text:p>
            </text:list-item>
          </text:list>
        </text:list-item>
      </text:list>
      <text:p text:style-name="Horizontal_20_Line"/>
      <text:h text:style-name="Heading_20_2" text:outline-level="2">1.5 Library</text:h>
      <text:h text:style-name="Heading_20_3" text:outline-level="3">Town – Public Library</text:h>
      <text:list xml:id="list4926546272714768447" text:style-name="L96">
        <text:list-item>
          <text:p text:style-name="P52"><text:span text:style-name="Strong_20_Emphasis">Description:</text:span><text:line-break/>Two-story building, quiet stacks, study area, computers, bulletin boards.</text:p>
        </text:list-item>
        <text:list-item>
          <text:p text:style-name="P52"><text:span text:style-name="Strong_20_Emphasis">NPCs:</text:span></text:p>
          <text:list>
            <text:list-item>
              <text:p text:style-name="P52">Librarian, students, solitary oddballs.</text:p>
            </text:list-item>
          </text:list>
        </text:list-item>
        <text:list-item>
          <text:p text:style-name="P52"><text:span text:style-name="Strong_20_Emphasis">Scenes:</text:span></text:p>
          <text:list>
            <text:list-item>
              <text:p text:style-name="P52">Research, introspective reading, learning about psychology, coping.</text:p>
            </text:list-item>
            <text:list-item>
              <text:p text:style-name="P52">First glimpses of “meta” knowledge about the Dream.</text:p>
            </text:list-item>
          </text:list>
        </text:list-item>
        <text:list-item>
          <text:p text:style-name="P52"><text:span text:style-name="Strong_20_Emphasis">Arete Links:</text:span></text:p>
          <text:list>
            <text:list-item>
              <text:p text:style-name="P52"><text:span text:style-name="Strong_20_Emphasis">Psychological:</text:span> knowledge, curiosity.</text:p>
            </text:list-item>
            <text:list-item>
              <text:p text:style-name="P52"><text:span text:style-name="Strong_20_Emphasis">Spiritual:</text:span> seeking meaning, philosophy sections.</text:p>
            </text:list-item>
          </text:list>
        </text:list-item>
      </text:list>
      <text:h text:style-name="Heading_20_3" text:outline-level="3">Dream – Library of Unread Thoughts</text:h>
      <text:list xml:id="list1567333495765170724" text:style-name="L97">
        <text:list-item>
          <text:p text:style-name="P53"><text:span text:style-name="Strong_20_Emphasis">Description:</text:span><text:line-break/>Labyrinth of shelves floating in darkness; books whisper, some too heavy to lift, others crumble to dust when opened.</text:p>
        </text:list-item>
        <text:list-item>
          <text:p text:style-name="P53"><text:span text:style-name="Strong_20_Emphasis">Motifs:</text:span></text:p>
          <text:list>
            <text:list-item>
              <text:p text:style-name="P53">Book titles change based on your past actions.</text:p>
            </text:list-item>
            <text:list-item>
              <text:p text:style-name="P53">Some shelves are barred off by locks labelled “DENIAL”.</text:p>
            </text:list-item>
          </text:list>
        </text:list-item>
        <text:list-item>
          <text:p text:style-name="P53"><text:span text:style-name="Strong_20_Emphasis">Encounters:</text:span></text:p>
          <text:list>
            <text:list-item>
              <text:p text:style-name="P53">Puzzles where you must choose which truths to read.</text:p>
            </text:list-item>
            <text:list-item>
              <text:p text:style-name="P53">Nightmares of misinformation, self-delusion.</text:p>
            </text:list-item>
          </text:list>
        </text:list-item>
        <text:list-item>
          <text:p text:style-name="P53"><text:span text:style-name="Strong_20_Emphasis">Arete Impact:</text:span></text:p>
          <text:list>
            <text:list-item>
              <text:p text:style-name="P53"><text:soft-page-break/>High <text:span text:style-name="Strong_20_Emphasis">Psychological Arete</text:span> → greater access to helpful “knowledge spells”.</text:p>
            </text:list-item>
            <text:list-item>
              <text:p text:style-name="P53">Low <text:span text:style-name="Strong_20_Emphasis">Psychological</text:span> → shelves rearrange to confuse you; false “solutions”.</text:p>
            </text:list-item>
          </text:list>
        </text:list-item>
      </text:list>
      <text:p text:style-name="Horizontal_20_Line"/>
      <text:h text:style-name="Heading_20_1" text:outline-level="1">2. Everyday Commerce &amp; Streets</text:h>
      <text:h text:style-name="Heading_20_2" text:outline-level="2">2.1 Main Street</text:h>
      <text:h text:style-name="Heading_20_3" text:outline-level="3">Town – Town Center</text:h>
      <text:list xml:id="list3739972231130905211" text:style-name="L98">
        <text:list-item>
          <text:p text:style-name="P54"><text:span text:style-name="Strong_20_Emphasis">Description:</text:span><text:line-break/>The main commercial street linking many locations: Brothers Pizza, convenience store, deli, etc. Cars, pedestrians, seasonal decorations.</text:p>
        </text:list-item>
        <text:list-item>
          <text:p text:style-name="P54"><text:span text:style-name="Strong_20_Emphasis">Scenes:</text:span></text:p>
          <text:list>
            <text:list-item>
              <text:p text:style-name="P54">Random encounters, gossip, seasonal events.</text:p>
            </text:list-item>
            <text:list-item>
              <text:p text:style-name="P54">Context for how the town “sees” you.</text:p>
            </text:list-item>
          </text:list>
        </text:list-item>
        <text:list-item>
          <text:p text:style-name="P54"><text:span text:style-name="Strong_20_Emphasis">Arete Links:</text:span></text:p>
          <text:list>
            <text:list-item>
              <text:p text:style-name="P54"><text:span text:style-name="Strong_20_Emphasis">Social:</text:span> how you move through public spaces.</text:p>
            </text:list-item>
            <text:list-item>
              <text:p text:style-name="P54">Minor all-domain influence via random events.</text:p>
            </text:list-item>
          </text:list>
        </text:list-item>
      </text:list>
      <text:h text:style-name="Heading_20_3" text:outline-level="3">Dream – Fractured Thoroughfare</text:h>
      <text:list xml:id="list954014619169440281" text:style-name="L99">
        <text:list-item>
          <text:p text:style-name="P55"><text:span text:style-name="Strong_20_Emphasis">Description:</text:span><text:line-break/>A zig-zagging street that bends upward into the sky, storefronts stacked sideways, traffic lights floating.</text:p>
        </text:list-item>
        <text:list-item>
          <text:p text:style-name="P55"><text:span text:style-name="Strong_20_Emphasis">Motifs:</text:span></text:p>
          <text:list>
            <text:list-item>
              <text:p text:style-name="P55">Signboards show twisted versions of your choices.</text:p>
            </text:list-item>
            <text:list-item>
              <text:p text:style-name="P55">Crowds of faceless people.</text:p>
            </text:list-item>
          </text:list>
        </text:list-item>
        <text:list-item>
          <text:p text:style-name="P55"><text:span text:style-name="Strong_20_Emphasis">Encounters:</text:span></text:p>
          <text:list>
            <text:list-item>
              <text:p text:style-name="P55">Nightmares of social anxiety, public humiliation.</text:p>
            </text:list-item>
            <text:list-item>
              <text:p text:style-name="P55">Choices to push through crowds or hide in alleys.</text:p>
            </text:list-item>
          </text:list>
        </text:list-item>
        <text:list-item>
          <text:p text:style-name="P55"><text:span text:style-name="Strong_20_Emphasis">Arete Impact:</text:span></text:p>
          <text:list>
            <text:list-item>
              <text:p text:style-name="P55">High <text:span text:style-name="Strong_20_Emphasis">Social Harmony</text:span> → easier to navigate, friendly illusions.</text:p>
            </text:list-item>
            <text:list-item>
              <text:p text:style-name="P55">Low <text:span text:style-name="Strong_20_Emphasis">Social</text:span> → crowd density rising to choking claustrophobia.</text:p>
            </text:list-item>
          </text:list>
        </text:list-item>
      </text:list>
      <text:p text:style-name="Horizontal_20_Line"/>
      <text:h text:style-name="Heading_20_2" text:outline-level="2"><text:soft-page-break/>2.2 Brothers Pizza</text:h>
      <text:h text:style-name="Heading_20_3" text:outline-level="3">Town – Slice Shop</text:h>
      <text:list xml:id="list191625097885200685" text:style-name="L100">
        <text:list-item>
          <text:p text:style-name="P56"><text:span text:style-name="Strong_20_Emphasis">Description:</text:span><text:line-break/>Classic small pizza place, red-and-white checkered tablecloths, soda fountain, grease smell.</text:p>
        </text:list-item>
        <text:list-item>
          <text:p text:style-name="P56"><text:span text:style-name="Strong_20_Emphasis">Scenes:</text:span></text:p>
          <text:list>
            <text:list-item>
              <text:p text:style-name="P56">Hangouts, after-school rituals, date scenes.</text:p>
            </text:list-item>
            <text:list-item>
              <text:p text:style-name="P56">Food choices (healthy-ish or indulgent).</text:p>
            </text:list-item>
          </text:list>
        </text:list-item>
        <text:list-item>
          <text:p text:style-name="P56"><text:span text:style-name="Strong_20_Emphasis">Arete Links:</text:span></text:p>
          <text:list>
            <text:list-item>
              <text:p text:style-name="P56"><text:span text:style-name="Strong_20_Emphasis">Physical:</text:span> diet choices.</text:p>
            </text:list-item>
            <text:list-item>
              <text:p text:style-name="P56"><text:span text:style-name="Strong_20_Emphasis">Social/Emotional:</text:span> how you relate to friends here.</text:p>
            </text:list-item>
          </text:list>
        </text:list-item>
      </text:list>
      <text:h text:style-name="Heading_20_3" text:outline-level="3">Dream – Brothers’ Slab</text:h>
      <text:list xml:id="list2675387554107089499" text:style-name="L101">
        <text:list-item>
          <text:p text:style-name="P57"><text:span text:style-name="Strong_20_Emphasis">Description:</text:span><text:line-break/>A vast, dim room with a single enormous pizza slab table; slices ooze slowly; overhead menu flickers between prices and accusations.</text:p>
        </text:list-item>
        <text:list-item>
          <text:p text:style-name="P57"><text:span text:style-name="Strong_20_Emphasis">Motifs:</text:span></text:p>
          <text:list>
            <text:list-item>
              <text:p text:style-name="P57">Food morphs into organs or stone.</text:p>
            </text:list-item>
            <text:list-item>
              <text:p text:style-name="P57">Chairs are chained to the floor.</text:p>
            </text:list-item>
          </text:list>
        </text:list-item>
        <text:list-item>
          <text:p text:style-name="P57"><text:span text:style-name="Strong_20_Emphasis">Encounters:</text:span></text:p>
          <text:list>
            <text:list-item>
              <text:p text:style-name="P57">Nightmares of <text:span text:style-name="Strong_20_Emphasis">overindulgence</text:span> and body image.</text:p>
            </text:list-item>
            <text:list-item>
              <text:p text:style-name="P57">Choices: gorge, refuse, or feed someone else.</text:p>
            </text:list-item>
          </text:list>
        </text:list-item>
        <text:list-item>
          <text:p text:style-name="P57"><text:span text:style-name="Strong_20_Emphasis">Arete Impact:</text:span></text:p>
          <text:list>
            <text:list-item>
              <text:p text:style-name="P57">Persistent junk-food habits tilt Dream version toward grotesque.</text:p>
            </text:list-item>
            <text:list-item>
              <text:p text:style-name="P57">Balanced choices make it more neutral or comforting.</text:p>
            </text:list-item>
          </text:list>
        </text:list-item>
      </text:list>
      <text:p text:style-name="Horizontal_20_Line"/>
      <text:h text:style-name="Heading_20_2" text:outline-level="2">2.3 Convenience Store</text:h>
      <text:h text:style-name="Heading_20_3" text:outline-level="3">Town – Corner Store</text:h>
      <text:list xml:id="list688282678063681236" text:style-name="L102">
        <text:list-item>
          <text:p text:style-name="P58"><text:span text:style-name="Strong_20_Emphasis">Description:</text:span><text:line-break/>Narrow aisles, fluorescent lights, cheap snacks, energy drinks, lottery tickets.</text:p>
        </text:list-item>
        <text:list-item>
          <text:p text:style-name="P58"><text:span text:style-name="Strong_20_Emphasis">Scenes:</text:span></text:p>
          <text:list>
            <text:list-item>
              <text:p text:style-name="P58">Late-night runs, impulse purchases, awkward small talk with clerk.</text:p>
            </text:list-item>
            <text:list-item>
              <text:p text:style-name="P58"><text:soft-page-break/>Encountering drunk tourists or rowdy teens.</text:p>
            </text:list-item>
          </text:list>
        </text:list-item>
        <text:list-item>
          <text:p text:style-name="P58"><text:span text:style-name="Strong_20_Emphasis">Arete Links:</text:span></text:p>
          <text:list>
            <text:list-item>
              <text:p text:style-name="P58"><text:span text:style-name="Strong_20_Emphasis">Physical:</text:span> junk vs water/healthier snacks.</text:p>
            </text:list-item>
            <text:list-item>
              <text:p text:style-name="P58"><text:span text:style-name="Strong_20_Emphasis">Psychological:</text:span> quick distractions vs being present.</text:p>
            </text:list-item>
          </text:list>
        </text:list-item>
      </text:list>
      <text:h text:style-name="Heading_20_3" text:outline-level="3">Dream – Overexposed Aisles</text:h>
      <text:list xml:id="list3853591175001291991" text:style-name="L103">
        <text:list-item>
          <text:p text:style-name="P59"><text:span text:style-name="Strong_20_Emphasis">Description:</text:span><text:line-break/>A convenience store with aisles that stretch infinitely; harsh white light; shelves labelled with emotional needs instead of brand names.</text:p>
        </text:list-item>
        <text:list-item>
          <text:p text:style-name="P59"><text:span text:style-name="Strong_20_Emphasis">Motifs:</text:span></text:p>
          <text:list>
            <text:list-item>
              <text:p text:style-name="P59">Items shrink or balloon as you approach.</text:p>
            </text:list-item>
            <text:list-item>
              <text:p text:style-name="P59">Price tags show personal costs (“Time”, “Trust”, “Health”).</text:p>
            </text:list-item>
          </text:list>
        </text:list-item>
        <text:list-item>
          <text:p text:style-name="P59"><text:span text:style-name="Strong_20_Emphasis">Encounters:</text:span></text:p>
          <text:list>
            <text:list-item>
              <text:p text:style-name="P59">Nightmares of <text:span text:style-name="Strong_20_Emphasis">impulse control</text:span> and self-sabotage.</text:p>
            </text:list-item>
            <text:list-item>
              <text:p text:style-name="P59">Pseudo-choices that seem free but are costly in Arete.</text:p>
            </text:list-item>
          </text:list>
        </text:list-item>
        <text:list-item>
          <text:p text:style-name="P59"><text:span text:style-name="Strong_20_Emphasis">Arete Impact:</text:span></text:p>
          <text:list>
            <text:list-item>
              <text:p text:style-name="P59">High <text:span text:style-name="Strong_20_Emphasis">Physical/Emotional Harmony</text:span> → more realistic shelves.</text:p>
            </text:list-item>
            <text:list-item>
              <text:p text:style-name="P59">Low <text:span text:style-name="Strong_20_Emphasis">Physical/Emotional</text:span> → overwhelming, glitching options.</text:p>
            </text:list-item>
          </text:list>
        </text:list-item>
      </text:list>
      <text:p text:style-name="Horizontal_20_Line"/>
      <text:h text:style-name="Heading_20_2" text:outline-level="2">2.4 Deli</text:h>
      <text:h text:style-name="Heading_20_3" text:outline-level="3">Town – Local Sandwich Shop</text:h>
      <text:list xml:id="list3040074128006815970" text:style-name="L104">
        <text:list-item>
          <text:p text:style-name="P60"><text:span text:style-name="Strong_20_Emphasis">Description:</text:span><text:line-break/>Small deli, glass case, handwritten menu, regulars who always order the same thing.</text:p>
        </text:list-item>
        <text:list-item>
          <text:p text:style-name="P60"><text:span text:style-name="Strong_20_Emphasis">Scenes:</text:span></text:p>
          <text:list>
            <text:list-item>
              <text:p text:style-name="P60">Comfortable routine vs fear of being “difficult” when ordering.</text:p>
            </text:list-item>
            <text:list-item>
              <text:p text:style-name="P60">Possible part-time job for protagonist.</text:p>
            </text:list-item>
          </text:list>
        </text:list-item>
        <text:list-item>
          <text:p text:style-name="P60"><text:span text:style-name="Strong_20_Emphasis">Arete Links:</text:span></text:p>
          <text:list>
            <text:list-item>
              <text:p text:style-name="P60"><text:span text:style-name="Strong_20_Emphasis">Physical:</text:span> food choices.</text:p>
            </text:list-item>
            <text:list-item>
              <text:p text:style-name="P60"><text:span text:style-name="Strong_20_Emphasis">Social:</text:span> small talk, assertiveness.</text:p>
            </text:list-item>
          </text:list>
        </text:list-item>
      </text:list>
      <text:h text:style-name="Heading_20_3" text:outline-level="3">Dream – Deli of Repetition</text:h>
      <text:list xml:id="list4143928585881579240" text:style-name="L105">
        <text:list-item>
          <text:p text:style-name="P61"><text:span text:style-name="Strong_20_Emphasis">Description:</text:span><text:line-break/>The same counter, but behind it is an endless line of identical sandwiches; each time you order, <text:soft-page-break/>the clerk asks the same loaded questions.</text:p>
        </text:list-item>
        <text:list-item>
          <text:p text:style-name="P61"><text:span text:style-name="Strong_20_Emphasis">Motifs:</text:span></text:p>
          <text:list>
            <text:list-item>
              <text:p text:style-name="P61">Order tickets raining down from the ceiling.</text:p>
            </text:list-item>
            <text:list-item>
              <text:p text:style-name="P61">“Special of the day” is always something you regret.</text:p>
            </text:list-item>
          </text:list>
        </text:list-item>
        <text:list-item>
          <text:p text:style-name="P61"><text:span text:style-name="Strong_20_Emphasis">Encounters:</text:span></text:p>
          <text:list>
            <text:list-item>
              <text:p text:style-name="P61">Nightmares of <text:span text:style-name="Strong_20_Emphasis">being stuck in routine</text:span>.</text:p>
            </text:list-item>
            <text:list-item>
              <text:p text:style-name="P61">Scenes about saying what you really want vs defaulting.</text:p>
            </text:list-item>
          </text:list>
        </text:list-item>
        <text:list-item>
          <text:p text:style-name="P61"><text:span text:style-name="Strong_20_Emphasis">Arete Impact:</text:span></text:p>
          <text:list>
            <text:list-item>
              <text:p text:style-name="P61">High <text:span text:style-name="Strong_20_Emphasis">Psychological/Social</text:span> → ability to break routine.</text:p>
            </text:list-item>
            <text:list-item>
              <text:p text:style-name="P61">Strife → forced loops of the same choice.</text:p>
            </text:list-item>
          </text:list>
        </text:list-item>
      </text:list>
      <text:p text:style-name="Horizontal_20_Line"/>
      <text:h text:style-name="Heading_20_2" text:outline-level="2">2.5 Grocery Store</text:h>
      <text:h text:style-name="Heading_20_3" text:outline-level="3">Town – Supermarket</text:h>
      <text:list xml:id="list260002309671380049" text:style-name="L106">
        <text:list-item>
          <text:p text:style-name="P62"><text:span text:style-name="Strong_20_Emphasis">Description:</text:span><text:line-break/>Standard grocery with multiple aisles, produce, checkout lanes.</text:p>
        </text:list-item>
        <text:list-item>
          <text:p text:style-name="P62"><text:span text:style-name="Strong_20_Emphasis">Scenes:</text:span></text:p>
          <text:list>
            <text:list-item>
              <text:p text:style-name="P62">Shopping with family, budgeting, choice overload.</text:p>
            </text:list-item>
            <text:list-item>
              <text:p text:style-name="P62">Internal monologue over ingredients vs frozen meals.</text:p>
            </text:list-item>
          </text:list>
        </text:list-item>
        <text:list-item>
          <text:p text:style-name="P62"><text:span text:style-name="Strong_20_Emphasis">Arete Links:</text:span></text:p>
          <text:list>
            <text:list-item>
              <text:p text:style-name="P62"><text:span text:style-name="Strong_20_Emphasis">Physical:</text:span> holistic look at diet.</text:p>
            </text:list-item>
            <text:list-item>
              <text:p text:style-name="P62"><text:span text:style-name="Strong_20_Emphasis">Psychological:</text:span> planning vs impulsive buying.</text:p>
            </text:list-item>
          </text:list>
        </text:list-item>
      </text:list>
      <text:h text:style-name="Heading_20_3" text:outline-level="3">Dream – Aisle Maze</text:h>
      <text:list xml:id="list5947752605118619049" text:style-name="L107">
        <text:list-item>
          <text:p text:style-name="P63"><text:span text:style-name="Strong_20_Emphasis">Description:</text:span><text:line-break/>Grocery aisles form a maze, labels stripped off; items change as you look at them.</text:p>
        </text:list-item>
        <text:list-item>
          <text:p text:style-name="P63"><text:span text:style-name="Strong_20_Emphasis">Motifs:</text:span></text:p>
          <text:list>
            <text:list-item>
              <text:p text:style-name="P63">Shopping carts that follow or block you.</text:p>
            </text:list-item>
            <text:list-item>
              <text:p text:style-name="P63">Freezer section distant and fogged.</text:p>
            </text:list-item>
          </text:list>
        </text:list-item>
        <text:list-item>
          <text:p text:style-name="P63"><text:span text:style-name="Strong_20_Emphasis">Encounters:</text:span></text:p>
          <text:list>
            <text:list-item>
              <text:p text:style-name="P63">Puzzle: assemble a “meal” from symbolic items under time pressure.</text:p>
            </text:list-item>
            <text:list-item>
              <text:p text:style-name="P63">Nightmares representing <text:span text:style-name="Strong_20_Emphasis">nutrition, scarcity, fear of not managing life</text:span>.</text:p>
            </text:list-item>
          </text:list>
        </text:list-item>
        <text:list-item>
          <text:p text:style-name="P63"><text:span text:style-name="Strong_20_Emphasis">Arete Impact:</text:span></text:p>
          <text:list>
            <text:list-item>
              <text:p text:style-name="P63"><text:soft-page-break/>High <text:span text:style-name="Strong_20_Emphasis">Conscientiousness</text:span> → clear paths to good options.</text:p>
            </text:list-item>
            <text:list-item>
              <text:p text:style-name="P63">Low <text:span text:style-name="Strong_20_Emphasis">Conscientiousness</text:span> → disorienting layout, traps.</text:p>
            </text:list-item>
          </text:list>
        </text:list-item>
      </text:list>
      <text:p text:style-name="Horizontal_20_Line"/>
      <text:h text:style-name="Heading_20_2" text:outline-level="2">2.6 Mexican Restaurant</text:h>
      <text:h text:style-name="Heading_20_3" text:outline-level="3">Town – Sit-Down Restaurant</text:h>
      <text:list xml:id="list2501830457403708234" text:style-name="L108">
        <text:list-item>
          <text:p text:style-name="P64"><text:span text:style-name="Strong_20_Emphasis">Description:</text:span><text:line-break/>Vibrant decor, music, families and couples dining; chips on the table, servers moving quickly.</text:p>
        </text:list-item>
        <text:list-item>
          <text:p text:style-name="P64"><text:span text:style-name="Strong_20_Emphasis">Scenes:</text:span></text:p>
          <text:list>
            <text:list-item>
              <text:p text:style-name="P64">Group dinners, cultural tensions, casual racism, awkward family outings.</text:p>
            </text:list-item>
            <text:list-item>
              <text:p text:style-name="P64">Social roleplay: you can be talkative or quiet.</text:p>
            </text:list-item>
          </text:list>
        </text:list-item>
        <text:list-item>
          <text:p text:style-name="P64"><text:span text:style-name="Strong_20_Emphasis">Arete Links:</text:span></text:p>
          <text:list>
            <text:list-item>
              <text:p text:style-name="P64"><text:span text:style-name="Strong_20_Emphasis">Social/Emotional:</text:span> how you handle group dynamics.</text:p>
            </text:list-item>
            <text:list-item>
              <text:p text:style-name="P64"><text:span text:style-name="Strong_20_Emphasis">Spiritual:</text:span> cultural respect vs appropriation, empathy.</text:p>
            </text:list-item>
          </text:list>
        </text:list-item>
      </text:list>
      <text:h text:style-name="Heading_20_3" text:outline-level="3">Dream – Feast of Masks</text:h>
      <text:list xml:id="list3508573806451177680" text:style-name="L109">
        <text:list-item>
          <text:p text:style-name="P65"><text:span text:style-name="Strong_20_Emphasis">Description:</text:span><text:line-break/>A banquet hall where guests wear masks; food refills infinitely; conversations happen in whispers you can’t quite hear.</text:p>
        </text:list-item>
        <text:list-item>
          <text:p text:style-name="P65"><text:span text:style-name="Strong_20_Emphasis">Motifs:</text:span></text:p>
          <text:list>
            <text:list-item>
              <text:p text:style-name="P65">Plates appear and vanish based on your insecurities.</text:p>
            </text:list-item>
            <text:list-item>
              <text:p text:style-name="P65">Mask types reflect your self-image.</text:p>
            </text:list-item>
          </text:list>
        </text:list-item>
        <text:list-item>
          <text:p text:style-name="P65"><text:span text:style-name="Strong_20_Emphasis">Encounters:</text:span></text:p>
          <text:list>
            <text:list-item>
              <text:p text:style-name="P65">Nightmares about <text:span text:style-name="Strong_20_Emphasis">performing identity</text:span> vs authenticity.</text:p>
            </text:list-item>
            <text:list-item>
              <text:p text:style-name="P65">Scenes where you can remove or swap masks to change interactions.</text:p>
            </text:list-item>
          </text:list>
        </text:list-item>
        <text:list-item>
          <text:p text:style-name="P65"><text:span text:style-name="Strong_20_Emphasis">Arete Impact:</text:span></text:p>
          <text:list>
            <text:list-item>
              <text:p text:style-name="P65">High <text:span text:style-name="Strong_20_Emphasis">Social/Emotional Harmony</text:span> → supportive, mutual warmth vibes.</text:p>
            </text:list-item>
            <text:list-item>
              <text:p text:style-name="P65">Strife → alienation, suspicion.</text:p>
            </text:list-item>
          </text:list>
        </text:list-item>
      </text:list>
      <text:p text:style-name="Horizontal_20_Line"/>
      <text:h text:style-name="Heading_20_2" text:outline-level="2">2.7 Old Movie Theater</text:h>
      <text:h text:style-name="Heading_20_3" text:outline-level="3">Town – Run-Down Cinema</text:h>
      <text:list xml:id="list4455552792408906073" text:style-name="L110">
        <text:list-item>
          <text:p text:style-name="P66"><text:span text:style-name="Strong_20_Emphasis">Description:</text:span><text:line-break/><text:soft-page-break/>Single-screen or two-screen theater; worn seats, sticky floor, old posters.</text:p>
        </text:list-item>
        <text:list-item>
          <text:p text:style-name="P66"><text:span text:style-name="Strong_20_Emphasis">Scenes:</text:span></text:p>
          <text:list>
            <text:list-item>
              <text:p text:style-name="P66">Movie nights, dates, school trips.</text:p>
            </text:list-item>
            <text:list-item>
              <text:p text:style-name="P66">Watching films that echo your themes.</text:p>
            </text:list-item>
          </text:list>
        </text:list-item>
        <text:list-item>
          <text:p text:style-name="P66"><text:span text:style-name="Strong_20_Emphasis">Arete Links:</text:span></text:p>
          <text:list>
            <text:list-item>
              <text:p text:style-name="P66"><text:span text:style-name="Strong_20_Emphasis">Emotional/Spiritual:</text:span> identification with stories.</text:p>
            </text:list-item>
            <text:list-item>
              <text:p text:style-name="P66"><text:span text:style-name="Strong_20_Emphasis">Social:</text:span> shared experiences vs watching alone.</text:p>
            </text:list-item>
          </text:list>
        </text:list-item>
      </text:list>
      <text:h text:style-name="Heading_20_3" text:outline-level="3">Dream – Projection Hall</text:h>
      <text:list xml:id="list1608596623602303755" text:style-name="L111">
        <text:list-item>
          <text:p text:style-name="P67"><text:span text:style-name="Strong_20_Emphasis">Description:</text:span><text:line-break/>Giant theater where the screen shows re-edited memories of your life, spliced with other movies.</text:p>
        </text:list-item>
        <text:list-item>
          <text:p text:style-name="P67"><text:span text:style-name="Strong_20_Emphasis">Motifs:</text:span></text:p>
          <text:list>
            <text:list-item>
              <text:p text:style-name="P67">Projector flickering; reel loops.</text:p>
            </text:list-item>
            <text:list-item>
              <text:p text:style-name="P67">You sometimes appear in the films.</text:p>
            </text:list-item>
          </text:list>
        </text:list-item>
        <text:list-item>
          <text:p text:style-name="P67"><text:span text:style-name="Strong_20_Emphasis">Encounters:</text:span></text:p>
          <text:list>
            <text:list-item>
              <text:p text:style-name="P67">Choice-driven sequences where you decide whether to watch to the end, walk out, or change the reel.</text:p>
            </text:list-item>
            <text:list-item>
              <text:p text:style-name="P67">Nightmares where the audience is silently judging.</text:p>
            </text:list-item>
          </text:list>
        </text:list-item>
        <text:list-item>
          <text:p text:style-name="P67"><text:span text:style-name="Strong_20_Emphasis">Arete Impact:</text:span></text:p>
          <text:list>
            <text:list-item>
              <text:p text:style-name="P67">High <text:span text:style-name="Strong_20_Emphasis">Psychological/Spiritual</text:span> → ability to reinterpret memories.</text:p>
            </text:list-item>
            <text:list-item>
              <text:p text:style-name="P67">Strife → stuck watching only the worst scenes.</text:p>
            </text:list-item>
          </text:list>
        </text:list-item>
      </text:list>
      <text:p text:style-name="Horizontal_20_Line"/>
      <text:h text:style-name="Heading_20_2" text:outline-level="2">2.8 Public Bathroom 1</text:h>
      <text:h text:style-name="Heading_20_3" text:outline-level="3">Town – Public Restroom</text:h>
      <text:list xml:id="list3492941284622535678" text:style-name="L112">
        <text:list-item>
          <text:p text:style-name="P68"><text:span text:style-name="Strong_20_Emphasis">Description:</text:span><text:line-break/>Neutral but slightly gross public bathroom near Main Street or park.</text:p>
        </text:list-item>
        <text:list-item>
          <text:p text:style-name="P68"><text:span text:style-name="Strong_20_Emphasis">Scenes:</text:span></text:p>
          <text:list>
            <text:list-item>
              <text:p text:style-name="P68">Anxiety moments, breakdowns, gender dysphoria, self-harm ideation (handled carefully).</text:p>
            </text:list-item>
            <text:list-item>
              <text:p text:style-name="P68">Private conversations or phone calls.</text:p>
            </text:list-item>
          </text:list>
        </text:list-item>
        <text:list-item>
          <text:p text:style-name="P68"><text:span text:style-name="Strong_20_Emphasis">Arete Links:</text:span></text:p>
          <text:list>
            <text:list-item>
              <text:p text:style-name="P68"><text:span text:style-name="Strong_20_Emphasis">Emotional/Spiritual:</text:span> raw vulnerability.</text:p>
            </text:list-item>
            <text:list-item>
              <text:p text:style-name="P68"><text:soft-page-break/><text:span text:style-name="Strong_20_Emphasis">Physical:</text:span> self-care vs harm.</text:p>
            </text:list-item>
          </text:list>
        </text:list-item>
      </text:list>
      <text:h text:style-name="Heading_20_3" text:outline-level="3">Dream – Mirror Stall</text:h>
      <text:list xml:id="list7896210532631154983" text:style-name="L113">
        <text:list-item>
          <text:p text:style-name="P69"><text:span text:style-name="Strong_20_Emphasis">Description:</text:span><text:line-break/>An endless row of stalls with mirrors on all doors; faucets pour ink rather than water.</text:p>
        </text:list-item>
        <text:list-item>
          <text:p text:style-name="P69"><text:span text:style-name="Strong_20_Emphasis">Motifs:</text:span></text:p>
          <text:list>
            <text:list-item>
              <text:p text:style-name="P69">Reflections that lag or show different expressions.</text:p>
            </text:list-item>
            <text:list-item>
              <text:p text:style-name="P69">Graffiti that talks back.</text:p>
            </text:list-item>
          </text:list>
        </text:list-item>
        <text:list-item>
          <text:p text:style-name="P69"><text:span text:style-name="Strong_20_Emphasis">Encounters:</text:span></text:p>
          <text:list>
            <text:list-item>
              <text:p text:style-name="P69">Confrontation with idealized or distorted self.</text:p>
            </text:list-item>
            <text:list-item>
              <text:p text:style-name="P69">Choices about looking away, wiping graffiti, or writing over it.</text:p>
            </text:list-item>
          </text:list>
        </text:list-item>
        <text:list-item>
          <text:p text:style-name="P69"><text:span text:style-name="Strong_20_Emphasis">Arete Impact:</text:span></text:p>
          <text:list>
            <text:list-item>
              <text:p text:style-name="P69">High <text:span text:style-name="Strong_20_Emphasis">Emotional Harmony</text:span> → glimpses of self-compassion.</text:p>
            </text:list-item>
            <text:list-item>
              <text:p text:style-name="P69">Strife → self-hating reflections, more severe Nightmare forms.</text:p>
            </text:list-item>
          </text:list>
        </text:list-item>
      </text:list>
      <text:p text:style-name="Horizontal_20_Line"/>
      <text:h text:style-name="Heading_20_1" text:outline-level="1">3. Transit &amp; Thresholds</text:h>
      <text:h text:style-name="Heading_20_2" text:outline-level="2">3.1 Bus Stops (1 &amp; 2)</text:h>
      <text:h text:style-name="Heading_20_3" text:outline-level="3">Town – Bus Stop 1 &amp; 2</text:h>
      <text:list xml:id="list2319511124096842557" text:style-name="L114">
        <text:list-item>
          <text:p text:style-name="P70"><text:span text:style-name="Strong_20_Emphasis">Description:</text:span><text:line-break/>Two primary stops:</text:p>
          <text:list>
            <text:list-item>
              <text:p text:style-name="P70"><text:span text:style-name="Strong_20_Emphasis">Bus Stop 1:</text:span> Near Player Home / residential side.</text:p>
            </text:list-item>
            <text:list-item>
              <text:p text:style-name="P70"><text:span text:style-name="Strong_20_Emphasis">Bus Stop 2:</text:span> Near Outdoor Mall / further into town.</text:p>
            </text:list-item>
          </text:list>
        </text:list-item>
        <text:list-item>
          <text:p text:style-name="P70"><text:span text:style-name="Strong_20_Emphasis">Scenes:</text:span></text:p>
          <text:list>
            <text:list-item>
              <text:p text:style-name="P70">Waiting with strangers, eavesdropping, missing buses, deciding to run vs wait.</text:p>
            </text:list-item>
            <text:list-item>
              <text:p text:style-name="P70">Choices to travel to different districts.</text:p>
            </text:list-item>
          </text:list>
        </text:list-item>
        <text:list-item>
          <text:p text:style-name="P70"><text:span text:style-name="Strong_20_Emphasis">Arete Links:</text:span></text:p>
          <text:list>
            <text:list-item>
              <text:p text:style-name="P70"><text:span text:style-name="Strong_20_Emphasis">Social:</text:span> small encounters; meeting certain NPCs only here.</text:p>
            </text:list-item>
            <text:list-item>
              <text:p text:style-name="P70"><text:span text:style-name="Strong_20_Emphasis">Psychological/Spiritual:</text:span> decisions about leaving or staying.</text:p>
            </text:list-item>
          </text:list>
        </text:list-item>
      </text:list>
      <text:h text:style-name="Heading_20_3" text:outline-level="3">Dream – Platform Between</text:h>
      <text:list xml:id="list3052520238193131114" text:style-name="L115">
        <text:list-item>
          <text:p text:style-name="P71"><text:span text:style-name="Strong_20_Emphasis">Description:</text:span><text:line-break/><text:soft-page-break/>Bus stops merge into a single impossible platform hovering over nothing; buses arrive from directions that don’t exist.</text:p>
        </text:list-item>
        <text:list-item>
          <text:p text:style-name="P71"><text:span text:style-name="Strong_20_Emphasis">Motifs:</text:span></text:p>
          <text:list>
            <text:list-item>
              <text:p text:style-name="P71">Buses labeled with emotions or life paths instead of destinations.</text:p>
            </text:list-item>
            <text:list-item>
              <text:p text:style-name="P71">Timetables that update based on your Arete state.</text:p>
            </text:list-item>
          </text:list>
        </text:list-item>
        <text:list-item>
          <text:p text:style-name="P71"><text:span text:style-name="Strong_20_Emphasis">Encounters:</text:span></text:p>
          <text:list>
            <text:list-item>
              <text:p text:style-name="P71">Nightmares of missed opportunities, fear of wrong choices.</text:p>
            </text:list-item>
            <text:list-item>
              <text:p text:style-name="P71">Scenes where you choose which “bus” to board—each leads to a different Dream region.</text:p>
            </text:list-item>
          </text:list>
        </text:list-item>
        <text:list-item>
          <text:p text:style-name="P71"><text:span text:style-name="Strong_20_Emphasis">Arete Impact:</text:span></text:p>
          <text:list>
            <text:list-item>
              <text:p text:style-name="P71">High <text:span text:style-name="Strong_20_Emphasis">Spiritual/Psychological Harmony</text:span> → ability to choose, not be swept.</text:p>
            </text:list-item>
            <text:list-item>
              <text:p text:style-name="P71">Strife → buses arrive too fast or too late, forcing reactive choices.</text:p>
            </text:list-item>
          </text:list>
        </text:list-item>
      </text:list>
      <text:p text:style-name="Horizontal_20_Line"/>
      <text:h text:style-name="Heading_20_2" text:outline-level="2">3.2 The Bus Station</text:h>
      <text:h text:style-name="Heading_20_3" text:outline-level="3">Town – Transit Hub</text:h>
      <text:list xml:id="list4503032772446297444" text:style-name="L116">
        <text:list-item>
          <text:p text:style-name="P72"><text:span text:style-name="Strong_20_Emphasis">Description:</text:span><text:line-break/>Larger building: ticket counter, benches, vending machines, departure/arrival boards.</text:p>
        </text:list-item>
        <text:list-item>
          <text:p text:style-name="P72"><text:span text:style-name="Strong_20_Emphasis">Scenes:</text:span></text:p>
          <text:list>
            <text:list-item>
              <text:p text:style-name="P72">Big decisions: leaving town, returning, running away.</text:p>
            </text:list-item>
            <text:list-item>
              <text:p text:style-name="P72">Emotional goodbyes, reunions.</text:p>
            </text:list-item>
          </text:list>
        </text:list-item>
        <text:list-item>
          <text:p text:style-name="P72"><text:span text:style-name="Strong_20_Emphasis">Arete Links:</text:span></text:p>
          <text:list>
            <text:list-item>
              <text:p text:style-name="P72"><text:span text:style-name="Strong_20_Emphasis">Spiritual:</text:span> meaning of leaving/returning home.</text:p>
            </text:list-item>
            <text:list-item>
              <text:p text:style-name="P72"><text:span text:style-name="Strong_20_Emphasis">Emotional/Social:</text:span> relationships that hinge on staying or going.</text:p>
            </text:list-item>
          </text:list>
        </text:list-item>
      </text:list>
      <text:h text:style-name="Heading_20_3" text:outline-level="3">Dream – Terminal of Unchosen Roads</text:h>
      <text:list xml:id="list2291019653758022733" text:style-name="L117">
        <text:list-item>
          <text:p text:style-name="P73"><text:span text:style-name="Strong_20_Emphasis">Description:</text:span><text:line-break/>Station hall full of gates to nowhere; boards display routes never taken.</text:p>
        </text:list-item>
        <text:list-item>
          <text:p text:style-name="P73"><text:span text:style-name="Strong_20_Emphasis">Motifs:</text:span></text:p>
          <text:list>
            <text:list-item>
              <text:p text:style-name="P73">Announcements in your own voice.</text:p>
            </text:list-item>
            <text:list-item>
              <text:p text:style-name="P73">Luggage piles with tags bearing your regrets.</text:p>
            </text:list-item>
          </text:list>
        </text:list-item>
        <text:list-item>
          <text:p text:style-name="P73"><text:span text:style-name="Strong_20_Emphasis">Encounters:</text:span></text:p>
          <text:list>
            <text:list-item>
              <text:p text:style-name="P73">Confrontation with “what if” Nightmares representing alternative lives.</text:p>
            </text:list-item>
            <text:list-item>
              <text:p text:style-name="P73">Scenes where you must accept or renounce certain fantasies.</text:p>
            </text:list-item>
          </text:list>
        </text:list-item>
        <text:list-item>
          <text:p text:style-name="P73"><text:soft-page-break/><text:span text:style-name="Strong_20_Emphasis">Arete Impact:</text:span></text:p>
          <text:list>
            <text:list-item>
              <text:p text:style-name="P73">High <text:span text:style-name="Strong_20_Emphasis">Spiritual Harmony</text:span> → calm acceptance, closure.</text:p>
            </text:list-item>
            <text:list-item>
              <text:p text:style-name="P73">Strife → obsessive fixation on impossible routes.</text:p>
            </text:list-item>
          </text:list>
        </text:list-item>
      </text:list>
      <text:p text:style-name="Horizontal_20_Line"/>
      <text:h text:style-name="Heading_20_1" text:outline-level="1">4. Outdoor Mall &amp; Old Church District</text:h>
      <text:h text:style-name="Heading_20_3" text:outline-level="3">4.1 The Outdoor Mall (Overall)</text:h>
      <text:h text:style-name="Heading_20_4" text:outline-level="4">Town</text:h>
      <text:list xml:id="list1183922250781977620" text:style-name="L118">
        <text:list-item>
          <text:p text:style-name="P74"><text:span text:style-name="Strong_20_Emphasis">Description:</text:span><text:line-break/>Six-block chain of open-air storefronts, alleyways, and an <text:span text:style-name="Strong_20_Emphasis">old church</text:span> integrated into the strip. Cobbled paths, seasonal decorations.</text:p>
        </text:list-item>
        <text:list-item>
          <text:p text:style-name="P74"><text:span text:style-name="Strong_20_Emphasis">Shops:</text:span></text:p>
          <text:list>
            <text:list-item>
              <text:p text:style-name="P74">Coffee shop</text:p>
            </text:list-item>
            <text:list-item>
              <text:p text:style-name="P74">Book store</text:p>
            </text:list-item>
            <text:list-item>
              <text:p text:style-name="P74">Toy store</text:p>
            </text:list-item>
            <text:list-item>
              <text:p text:style-name="P74">Designer clothes store</text:p>
            </text:list-item>
            <text:list-item>
              <text:p text:style-name="P74">Lingerie store</text:p>
            </text:list-item>
            <text:list-item>
              <text:p text:style-name="P74">Jewelry store</text:p>
            </text:list-item>
            <text:list-item>
              <text:p text:style-name="P74">Surf shop</text:p>
            </text:list-item>
            <text:list-item>
              <text:p text:style-name="P74">Skate shop</text:p>
            </text:list-item>
            <text:list-item>
              <text:p text:style-name="P74">Tourist knickknack shop</text:p>
            </text:list-item>
            <text:list-item>
              <text:p text:style-name="P74">Fancy restaurant</text:p>
            </text:list-item>
            <text:list-item>
              <text:p text:style-name="P74">Bar</text:p>
            </text:list-item>
            <text:list-item>
              <text:p text:style-name="P74">Ice cream shop</text:p>
            </text:list-item>
          </text:list>
        </text:list-item>
        <text:list-item>
          <text:p text:style-name="P74"><text:span text:style-name="Strong_20_Emphasis">Scenes:</text:span></text:p>
          <text:list>
            <text:list-item>
              <text:p text:style-name="P74">Big social and consumer hub; lots of optional scenes and side stories.</text:p>
            </text:list-item>
            <text:list-item>
              <text:p text:style-name="P74">Strong place to explore identity, self-image, adulthood.</text:p>
            </text:list-item>
          </text:list>
        </text:list-item>
      </text:list>
      <text:h text:style-name="Heading_20_4" text:outline-level="4">Dream – The Carousel Arcade</text:h>
      <text:list xml:id="list2897080120032910337" text:style-name="L119">
        <text:list-item>
          <text:p text:style-name="P75"><text:span text:style-name="Strong_20_Emphasis">Description:</text:span><text:line-break/>Entire mall becomes a rotating ring: walking forward loops back around; shops blend into each other; church steeple is at the center like an axis.</text:p>
        </text:list-item>
        <text:list-item>
          <text:p text:style-name="P75"><text:span text:style-name="Strong_20_Emphasis">Motifs:</text:span></text:p>
          <text:list>
            <text:list-item>
              <text:p text:style-name="P75"><text:soft-page-break/>Shop signs flicker between their normal names and psychological labels (“Validation”, “Escape”, “Performance”).</text:p>
            </text:list-item>
            <text:list-item>
              <text:p text:style-name="P75">Alleyways that lead to “behind-the-scenes” glimpses of your self-concept.</text:p>
            </text:list-item>
          </text:list>
        </text:list-item>
      </text:list>
      <text:p text:style-name="Horizontal_20_Line"/>
      <text:h text:style-name="Heading_20_3" text:outline-level="3">4.2 Shop-by-Shop Highlights</text:h>
      <text:p text:style-name="Text_20_body">For each, Town → Dream:</text:p>
      <text:list xml:id="list3512829215269234104" text:style-name="L120">
        <text:list-item>
          <text:p text:style-name="P76"><text:span text:style-name="Strong_20_Emphasis">Coffee Shop → Overflow Café</text:span></text:p>
          <text:list>
            <text:list-item>
              <text:p text:style-name="P76">Town: studying, dates, artistic vibes.</text:p>
            </text:list-item>
            <text:list-item>
              <text:p text:style-name="P76">Dream: cups overflow endlessly; barista gives you drinks named after moods.</text:p>
            </text:list-item>
            <text:list-item>
              <text:p text:style-name="P76">Arete: <text:span text:style-name="Strong_20_Emphasis">Psychological/Emotional</text:span> (focus vs jittery anxiety).</text:p>
            </text:list-item>
          </text:list>
        </text:list-item>
        <text:list-item>
          <text:p text:style-name="P76"><text:span text:style-name="Strong_20_Emphasis">Book Store → Stacked Stories</text:span></text:p>
          <text:list>
            <text:list-item>
              <text:p text:style-name="P76">Town: more personal, curated version of library.</text:p>
            </text:list-item>
            <text:list-item>
              <text:p text:style-name="P76">Dream: shelves made of memories; staff quietly rearrange your past.</text:p>
            </text:list-item>
            <text:list-item>
              <text:p text:style-name="P76">Arete: <text:span text:style-name="Strong_20_Emphasis">Psychological/Spiritual</text:span> (self-narrative, identity).</text:p>
            </text:list-item>
          </text:list>
        </text:list-item>
        <text:list-item>
          <text:p text:style-name="P76"><text:span text:style-name="Strong_20_Emphasis">Toy Store → Broken Toybox</text:span></text:p>
          <text:list>
            <text:list-item>
              <text:p text:style-name="P76">Town: children, nostalgia, cheap plastic joy.</text:p>
            </text:list-item>
            <text:list-item>
              <text:p text:style-name="P76">Dream: oversized toys stare; some missing limbs; music box off-key.</text:p>
            </text:list-item>
            <text:list-item>
              <text:p text:style-name="P76">Arete: <text:span text:style-name="Strong_20_Emphasis">Emotional</text:span> (childhood joy vs broken play).</text:p>
            </text:list-item>
          </text:list>
        </text:list-item>
        <text:list-item>
          <text:p text:style-name="P76"><text:span text:style-name="Strong_20_Emphasis">Designer Clothes Store → Glass Mannequins</text:span></text:p>
          <text:list>
            <text:list-item>
              <text:p text:style-name="P76">Town: aspirational fashion, body image pressures.</text:p>
            </text:list-item>
            <text:list-item>
              <text:p text:style-name="P76">Dream: mannequins copy your posture; clothes cut into the air around you.</text:p>
            </text:list-item>
            <text:list-item>
              <text:p text:style-name="P76">Arete: <text:span text:style-name="Strong_20_Emphasis">Physical/Emotional</text:span> (appearance, self-worth).</text:p>
            </text:list-item>
          </text:list>
        </text:list-item>
        <text:list-item>
          <text:p text:style-name="P76"><text:span text:style-name="Strong_20_Emphasis">Lingerie Store → Veil Room</text:span></text:p>
          <text:list>
            <text:list-item>
              <text:p text:style-name="P76">Town: exploration of sexuality, embarrassment, gendered expectations.</text:p>
            </text:list-item>
            <text:list-item>
              <text:p text:style-name="P76">Dream: racks of garments that change size, gender, and intent.</text:p>
            </text:list-item>
            <text:list-item>
              <text:p text:style-name="P76">Arete: <text:span text:style-name="Strong_20_Emphasis">Emotional/Spiritual</text:span> (intimacy, dysphoria, shame).</text:p>
            </text:list-item>
          </text:list>
        </text:list-item>
        <text:list-item>
          <text:p text:style-name="P76"><text:span text:style-name="Strong_20_Emphasis">Jewelry Store → Timepieces of Debt</text:span></text:p>
          <text:list>
            <text:list-item>
              <text:p text:style-name="P76">Town: rings, necklaces, status.</text:p>
            </text:list-item>
            <text:list-item>
              <text:p text:style-name="P76">Dream: jewelry pieces are locked clocks or weights; some tick backwards.</text:p>
            </text:list-item>
            <text:list-item>
              <text:p text:style-name="P76">Arete: <text:span text:style-name="Strong_20_Emphasis">Social/Spiritual</text:span> (commitment, value, obligation).</text:p>
            </text:list-item>
          </text:list>
        </text:list-item>
        <text:list-item>
          <text:p text:style-name="P76"><text:span text:style-name="Strong_20_Emphasis">Surf Shop → Drowning Wardrobe</text:span></text:p>
          <text:list>
            <text:list-item>
              <text:p text:style-name="P76">Town: beach culture, locals, tourists.</text:p>
            </text:list-item>
            <text:list-item>
              <text:p text:style-name="P76"><text:soft-page-break/>Dream: boards float vertically, water drips from nowhere; wetsuits hang like skins.</text:p>
            </text:list-item>
            <text:list-item>
              <text:p text:style-name="P76">Arete: <text:span text:style-name="Strong_20_Emphasis">Physical/Spiritual</text:span> (risk, flow, fear of drowning/change).</text:p>
            </text:list-item>
          </text:list>
        </text:list-item>
        <text:list-item>
          <text:p text:style-name="P76"><text:span text:style-name="Strong_20_Emphasis">Skate Shop → Rail of Risks</text:span></text:p>
          <text:list>
            <text:list-item>
              <text:p text:style-name="P76">Town: youth culture, rebellion.</text:p>
            </text:list-item>
            <text:list-item>
              <text:p text:style-name="P76">Dream: rails lead off into void; boards move without riders.</text:p>
            </text:list-item>
            <text:list-item>
              <text:p text:style-name="P76">Arete: <text:span text:style-name="Strong_20_Emphasis">Physical/Social</text:span> (risk-taking, belonging).</text:p>
            </text:list-item>
          </text:list>
        </text:list-item>
        <text:list-item>
          <text:p text:style-name="P76"><text:span text:style-name="Strong_20_Emphasis">Tourist Knickknack Shop → Souvenir of False Summers</text:span></text:p>
          <text:list>
            <text:list-item>
              <text:p text:style-name="P76">Town: postcards, shells, cheap trinkets.</text:p>
            </text:list-item>
            <text:list-item>
              <text:p text:style-name="P76">Dream: souvenirs of events that never happened to you.</text:p>
            </text:list-item>
            <text:list-item>
              <text:p text:style-name="P76">Arete: <text:span text:style-name="Strong_20_Emphasis">Emotional</text:span> (idealized memory vs reality).</text:p>
            </text:list-item>
          </text:list>
        </text:list-item>
        <text:list-item>
          <text:p text:style-name="P76"><text:span text:style-name="Strong_20_Emphasis">Fancy Restaurant → Empty Feast</text:span></text:p>
          <text:list>
            <text:list-item>
              <text:p text:style-name="P76">Town: expensive meals, formal settings.</text:p>
            </text:list-item>
            <text:list-item>
              <text:p text:style-name="P76">Dream: endless table set for guests who never come; only your seat is occupied.</text:p>
            </text:list-item>
            <text:list-item>
              <text:p text:style-name="P76">Arete: <text:span text:style-name="Strong_20_Emphasis">Social/Emotional</text:span> (worthiness, expectations).</text:p>
            </text:list-item>
          </text:list>
        </text:list-item>
        <text:list-item>
          <text:p text:style-name="P76"><text:span text:style-name="Strong_20_Emphasis">Bar → Flooded Barstools</text:span></text:p>
          <text:list>
            <text:list-item>
              <text:p text:style-name="P76">Town: adult hangout, alcohol use.</text:p>
            </text:list-item>
            <text:list-item>
              <text:p text:style-name="P76">Dream: liquid rises from floor; bottles whisper; stools float.</text:p>
            </text:list-item>
            <text:list-item>
              <text:p text:style-name="P76">Arete: <text:span text:style-name="Strong_20_Emphasis">Physical/Emotional/Spiritual</text:span> (coping, addiction, self-harm).</text:p>
            </text:list-item>
          </text:list>
        </text:list-item>
        <text:list-item>
          <text:p text:style-name="P76"><text:span text:style-name="Strong_20_Emphasis">Ice Cream Shop → Melted Choices</text:span></text:p>
          <text:list>
            <text:list-item>
              <text:p text:style-name="P76">Town: sweet treats, kids and families.</text:p>
            </text:list-item>
            <text:list-item>
              <text:p text:style-name="P76">Dream: flavors melt as soon as you choose them; signs display emotions instead of flavors.</text:p>
            </text:list-item>
            <text:list-item>
              <text:p text:style-name="P76">Arete: <text:span text:style-name="Strong_20_Emphasis">Emotional</text:span> (transient joy, indecision).</text:p>
            </text:list-item>
          </text:list>
        </text:list-item>
      </text:list>
      <text:p text:style-name="Horizontal_20_Line"/>
      <text:h text:style-name="Heading_20_2" text:outline-level="2">4.3 The Old Church</text:h>
      <text:h text:style-name="Heading_20_3" text:outline-level="3">Town – Historic Church</text:h>
      <text:list xml:id="list2387410174852305876" text:style-name="L121">
        <text:list-item>
          <text:p text:style-name="P77"><text:span text:style-name="Strong_20_Emphasis">Description:</text:span><text:line-break/>Very old building, slightly apart from shops but integrated into the mall chain; stained glass, faded sermons.</text:p>
        </text:list-item>
        <text:list-item>
          <text:p text:style-name="P77"><text:span text:style-name="Strong_20_Emphasis">Scenes:</text:span></text:p>
          <text:list>
            <text:list-item>
              <text:p text:style-name="P77">Weddings, funerals, festivals.</text:p>
            </text:list-item>
            <text:list-item>
              <text:p text:style-name="P77">Quiet refuge or uncomfortable guilt depending on protagonist.</text:p>
            </text:list-item>
          </text:list>
        </text:list-item>
        <text:list-item>
          <text:p text:style-name="P77"><text:soft-page-break/><text:span text:style-name="Strong_20_Emphasis">Arete Links:</text:span></text:p>
          <text:list>
            <text:list-item>
              <text:p text:style-name="P77"><text:span text:style-name="Strong_20_Emphasis">Spiritual/Emotional:</text:span> belief, doubt, moral conflict.</text:p>
            </text:list-item>
          </text:list>
        </text:list-item>
      </text:list>
      <text:h text:style-name="Heading_20_3" text:outline-level="3">Dream – Hollow Sanctuary</text:h>
      <text:list xml:id="list5755073478298849581" text:style-name="L122">
        <text:list-item>
          <text:p text:style-name="P78"><text:span text:style-name="Strong_20_Emphasis">Description:</text:span><text:line-break/>Church interior inverted: pews on the ceiling, altar upside down; stained glass shows your Dream forms.</text:p>
        </text:list-item>
        <text:list-item>
          <text:p text:style-name="P78"><text:span text:style-name="Strong_20_Emphasis">Motifs:</text:span></text:p>
          <text:list>
            <text:list-item>
              <text:p text:style-name="P78">Organ plays on its own; bells ring at wrong times.</text:p>
            </text:list-item>
            <text:list-item>
              <text:p text:style-name="P78">Confessionals that ask questions even when empty.</text:p>
            </text:list-item>
          </text:list>
        </text:list-item>
        <text:list-item>
          <text:p text:style-name="P78"><text:span text:style-name="Strong_20_Emphasis">Encounters:</text:span></text:p>
          <text:list>
            <text:list-item>
              <text:p text:style-name="P78">Confrontations with internalized rules, guilt, moral Arete.</text:p>
            </text:list-item>
            <text:list-item>
              <text:p text:style-name="P78">Chance to re-write your own “commandments”.</text:p>
            </text:list-item>
          </text:list>
        </text:list-item>
        <text:list-item>
          <text:p text:style-name="P78"><text:span text:style-name="Strong_20_Emphasis">Arete Impact:</text:span></text:p>
          <text:list>
            <text:list-item>
              <text:p text:style-name="P78">High <text:span text:style-name="Strong_20_Emphasis">Spiritual Harmony</text:span> → church becomes genuinely calming, guiding.</text:p>
            </text:list-item>
            <text:list-item>
              <text:p text:style-name="P78">Strife → oppressive architecture, condemning sermons.</text:p>
            </text:list-item>
          </text:list>
        </text:list-item>
      </text:list>
      <text:p text:style-name="Horizontal_20_Line"/>
      <text:h text:style-name="Heading_20_1" text:outline-level="1">5. Boardwalk &amp; Beachfront</text:h>
      <text:h text:style-name="Heading_20_2" text:outline-level="2">5.1 The Boardwalk (20-Block Stretch)</text:h>
      <text:h text:style-name="Heading_20_3" text:outline-level="3">Town – Tourist Strip</text:h>
      <text:list xml:id="list1153817414300618340" text:style-name="L123">
        <text:list-item>
          <text:p text:style-name="P79"><text:span text:style-name="Strong_20_Emphasis">Description:</text:span><text:line-break/>Long boardwalk separating beach and town; snack stands, shops, view of the ocean.</text:p>
        </text:list-item>
        <text:list-item>
          <text:p text:style-name="P79"><text:span text:style-name="Strong_20_Emphasis">Locations:</text:span></text:p>
          <text:list>
            <text:list-item>
              <text:p text:style-name="P79">Two arcades</text:p>
            </text:list-item>
            <text:list-item>
              <text:p text:style-name="P79">Candy store</text:p>
            </text:list-item>
            <text:list-item>
              <text:p text:style-name="P79">Community hall</text:p>
            </text:list-item>
          </text:list>
        </text:list-item>
        <text:list-item>
          <text:p text:style-name="P79"><text:span text:style-name="Strong_20_Emphasis">Scenes:</text:span></text:p>
          <text:list>
            <text:list-item>
              <text:p text:style-name="P79">Walks, summer jobs, late-night wandering.</text:p>
            </text:list-item>
            <text:list-item>
              <text:p text:style-name="P79">Transitional area between everyday life and open, overwhelming sea.</text:p>
            </text:list-item>
          </text:list>
        </text:list-item>
      </text:list>
      <text:h text:style-name="Heading_20_3" text:outline-level="3"><text:soft-page-break/>Dream – Splintered Walk</text:h>
      <text:list xml:id="list1580967934802121485" text:style-name="L124">
        <text:list-item>
          <text:p text:style-name="P80"><text:span text:style-name="Strong_20_Emphasis">Description:</text:span><text:line-break/>Boardwalk segments float disjointed over a dark ocean; stairs lead down into water that may or may not be there.</text:p>
        </text:list-item>
        <text:list-item>
          <text:p text:style-name="P80"><text:span text:style-name="Strong_20_Emphasis">Motifs:</text:span></text:p>
          <text:list>
            <text:list-item>
              <text:p text:style-name="P80">Planks that bend upward; horizon is too close.</text:p>
            </text:list-item>
            <text:list-item>
              <text:p text:style-name="P80">Ocean reflects Dream scenes instead of stars.</text:p>
            </text:list-item>
          </text:list>
        </text:list-item>
        <text:list-item>
          <text:p text:style-name="P80"><text:span text:style-name="Strong_20_Emphasis">Encounters:</text:span></text:p>
          <text:list>
            <text:list-item>
              <text:p text:style-name="P80">Nightmares of <text:span text:style-name="Strong_20_Emphasis">edge-of-the-world fear</text:span>, stepping off into unknown.</text:p>
            </text:list-item>
            <text:list-item>
              <text:p text:style-name="P80">Choices to cling to rails or leap into symbolic depth.</text:p>
            </text:list-item>
          </text:list>
        </text:list-item>
        <text:list-item>
          <text:p text:style-name="P80"><text:span text:style-name="Strong_20_Emphasis">Arete Impact:</text:span></text:p>
          <text:list>
            <text:list-item>
              <text:p text:style-name="P80">High <text:span text:style-name="Strong_20_Emphasis">Spiritual/Emotional Harmony</text:span> → ocean feels vast but inviting.</text:p>
            </text:list-item>
            <text:list-item>
              <text:p text:style-name="P80">Strife → stormy waves, boards crack, more hostile Nightmares.</text:p>
            </text:list-item>
          </text:list>
        </text:list-item>
      </text:list>
      <text:p text:style-name="Horizontal_20_Line"/>
      <text:h text:style-name="Heading_20_2" text:outline-level="2">5.2 Arcades (North &amp; South)</text:h>
      <text:h text:style-name="Heading_20_3" text:outline-level="3">Town – Arcades</text:h>
      <text:list xml:id="list7508912553360217977" text:style-name="L125">
        <text:list-item>
          <text:p text:style-name="P81"><text:span text:style-name="Strong_20_Emphasis">Description:</text:span><text:line-break/>Two arcade buildings: one older, one newer. Games, tickets, prizes.</text:p>
        </text:list-item>
        <text:list-item>
          <text:p text:style-name="P81"><text:span text:style-name="Strong_20_Emphasis">Scenes:</text:span></text:p>
          <text:list>
            <text:list-item>
              <text:p text:style-name="P81">Competitions, nostalgia for simpler goals.</text:p>
            </text:list-item>
            <text:list-item>
              <text:p text:style-name="P81">Escapism, losing track of time.</text:p>
            </text:list-item>
          </text:list>
        </text:list-item>
        <text:list-item>
          <text:p text:style-name="P81"><text:span text:style-name="Strong_20_Emphasis">Arete Links:</text:span></text:p>
          <text:list>
            <text:list-item>
              <text:p text:style-name="P81"><text:span text:style-name="Strong_20_Emphasis">Psychological:</text:span> pattern recognition, skill.</text:p>
            </text:list-item>
            <text:list-item>
              <text:p text:style-name="P81"><text:span text:style-name="Strong_20_Emphasis">Emotional/Social:</text:span> friendly rivalry, frustration.</text:p>
            </text:list-item>
          </text:list>
        </text:list-item>
      </text:list>
      <text:h text:style-name="Heading_20_3" text:outline-level="3">Dream – Game Over Halls</text:h>
      <text:list xml:id="list3076678421702426094" text:style-name="L126">
        <text:list-item>
          <text:p text:style-name="P82"><text:span text:style-name="Strong_20_Emphasis">Description:</text:span><text:line-break/>Arcades where machines play themselves or show your past decisions as “scores”.</text:p>
        </text:list-item>
        <text:list-item>
          <text:p text:style-name="P82"><text:span text:style-name="Strong_20_Emphasis">Motifs:</text:span></text:p>
          <text:list>
            <text:list-item>
              <text:p text:style-name="P82">High scores replaced with your secret fears.</text:p>
            </text:list-item>
            <text:list-item>
              <text:p text:style-name="P82">Claw machines with intangible prizes (pieces of self).</text:p>
            </text:list-item>
          </text:list>
        </text:list-item>
        <text:list-item>
          <text:p text:style-name="P82"><text:span text:style-name="Strong_20_Emphasis">Encounters:</text:span></text:p>
          <text:list>
            <text:list-item>
              <text:p text:style-name="P82"><text:soft-page-break/>Choice puzzles where you “play games” that rewrite or replay key memories.</text:p>
            </text:list-item>
            <text:list-item>
              <text:p text:style-name="P82">Nightmares of being judged by arbitrary metrics.</text:p>
            </text:list-item>
          </text:list>
        </text:list-item>
        <text:list-item>
          <text:p text:style-name="P82"><text:span text:style-name="Strong_20_Emphasis">Arete Impact:</text:span></text:p>
          <text:list>
            <text:list-item>
              <text:p text:style-name="P82">High <text:span text:style-name="Strong_20_Emphasis">Openness/Conscientiousness</text:span> → chance to “cheat” by insight rather than brute force.</text:p>
            </text:list-item>
            <text:list-item>
              <text:p text:style-name="P82">Strife → rigged feeling, reinforcing hopelessness.</text:p>
            </text:list-item>
          </text:list>
        </text:list-item>
      </text:list>
      <text:p text:style-name="Horizontal_20_Line"/>
      <text:h text:style-name="Heading_20_2" text:outline-level="2">5.3 Candy Store</text:h>
      <text:h text:style-name="Heading_20_3" text:outline-level="3">Town – Sweet Shop</text:h>
      <text:list xml:id="list1704173205449518228" text:style-name="L127">
        <text:list-item>
          <text:p text:style-name="P83"><text:span text:style-name="Strong_20_Emphasis">Description:</text:span><text:line-break/>Bright, colorful, sugar-scented; jars of candy, taffy, fudge.</text:p>
        </text:list-item>
        <text:list-item>
          <text:p text:style-name="P83"><text:span text:style-name="Strong_20_Emphasis">Scenes:</text:span></text:p>
          <text:list>
            <text:list-item>
              <text:p text:style-name="P83">Childhood delight, impulsive treats.</text:p>
            </text:list-item>
            <text:list-item>
              <text:p text:style-name="P83">Overindulgence vs restraint.</text:p>
            </text:list-item>
          </text:list>
        </text:list-item>
        <text:list-item>
          <text:p text:style-name="P83"><text:span text:style-name="Strong_20_Emphasis">Arete Links:</text:span></text:p>
          <text:list>
            <text:list-item>
              <text:p text:style-name="P83"><text:span text:style-name="Strong_20_Emphasis">Physical/Emotional:</text:span> comfort eating, reward behavior.</text:p>
            </text:list-item>
          </text:list>
        </text:list-item>
      </text:list>
      <text:h text:style-name="Heading_20_3" text:outline-level="3">Dream – Rot Sugar</text:h>
      <text:list xml:id="list528373376873067775" text:style-name="L128">
        <text:list-item>
          <text:p text:style-name="P84"><text:span text:style-name="Strong_20_Emphasis">Description:</text:span><text:line-break/>Candy that’s visually perfect but crumbles or rots when tasted; colors too saturated.</text:p>
        </text:list-item>
        <text:list-item>
          <text:p text:style-name="P84"><text:span text:style-name="Strong_20_Emphasis">Motifs:</text:span></text:p>
          <text:list>
            <text:list-item>
              <text:p text:style-name="P84">Candy jars labelled with emotions: “Validation”, “Comfort”, “Distraction”.</text:p>
            </text:list-item>
            <text:list-item>
              <text:p text:style-name="P84">Some jars empty, no matter how often refilled.</text:p>
            </text:list-item>
          </text:list>
        </text:list-item>
        <text:list-item>
          <text:p text:style-name="P84"><text:span text:style-name="Strong_20_Emphasis">Encounters:</text:span></text:p>
          <text:list>
            <text:list-item>
              <text:p text:style-name="P84">Scenes about chasing sweetness that doesn’t satisfy.</text:p>
            </text:list-item>
            <text:list-item>
              <text:p text:style-name="P84">Choosing to spit out or swallow illusions.</text:p>
            </text:list-item>
          </text:list>
        </text:list-item>
        <text:list-item>
          <text:p text:style-name="P84"><text:span text:style-name="Strong_20_Emphasis">Arete Impact:</text:span></text:p>
          <text:list>
            <text:list-item>
              <text:p text:style-name="P84">High <text:span text:style-name="Strong_20_Emphasis">Physical/Emotional Harmony</text:span> → some sweets genuinely nourish (healing moments).</text:p>
            </text:list-item>
            <text:list-item>
              <text:p text:style-name="P84">Strife → candy sours, tying to self-harmful comfort habits.</text:p>
            </text:list-item>
          </text:list>
        </text:list-item>
      </text:list>
      <text:p text:style-name="Horizontal_20_Line"/>
      <text:h text:style-name="Heading_20_2" text:outline-level="2"><text:soft-page-break/>5.4 Community Hall</text:h>
      <text:h text:style-name="Heading_20_3" text:outline-level="3">Town – Multi-Use Building</text:h>
      <text:list xml:id="list1803139420541589752" text:style-name="L129">
        <text:list-item>
          <text:p text:style-name="P85"><text:span text:style-name="Strong_20_Emphasis">Description:</text:span><text:line-break/>Hall used for town meetings, support groups, dances, school events.</text:p>
        </text:list-item>
        <text:list-item>
          <text:p text:style-name="P85"><text:span text:style-name="Strong_20_Emphasis">Scenes:</text:span></text:p>
          <text:list>
            <text:list-item>
              <text:p text:style-name="P85">Key community scenes: therapy groups, activism meetings, festivals.</text:p>
            </text:list-item>
            <text:list-item>
              <text:p text:style-name="P85">Big opportunities to engage or withdraw from community.</text:p>
            </text:list-item>
          </text:list>
        </text:list-item>
        <text:list-item>
          <text:p text:style-name="P85"><text:span text:style-name="Strong_20_Emphasis">Arete Links:</text:span></text:p>
          <text:list>
            <text:list-item>
              <text:p text:style-name="P85"><text:span text:style-name="Strong_20_Emphasis">Social/Emotional/Spiritual:</text:span> belonging, activism, collective healing.</text:p>
            </text:list-item>
          </text:list>
        </text:list-item>
      </text:list>
      <text:h text:style-name="Heading_20_3" text:outline-level="3">Dream – Assembly of Echoes</text:h>
      <text:list xml:id="list2548994728673275582" text:style-name="L130">
        <text:list-item>
          <text:p text:style-name="P86"><text:span text:style-name="Strong_20_Emphasis">Description:</text:span><text:line-break/>Same hall, but chairs fill themselves; podium is empty; microphones pick up unspoken thoughts.</text:p>
        </text:list-item>
        <text:list-item>
          <text:p text:style-name="P86"><text:span text:style-name="Strong_20_Emphasis">Motifs:</text:span></text:p>
          <text:list>
            <text:list-item>
              <text:p text:style-name="P86">Audience is composed of silhouettes of people from Town scenes.</text:p>
            </text:list-item>
            <text:list-item>
              <text:p text:style-name="P86">Banners change slogans based on Arete.</text:p>
            </text:list-item>
          </text:list>
        </text:list-item>
        <text:list-item>
          <text:p text:style-name="P86"><text:span text:style-name="Strong_20_Emphasis">Encounters:</text:span></text:p>
          <text:list>
            <text:list-item>
              <text:p text:style-name="P86">Facing the question “What do I stand for?”</text:p>
            </text:list-item>
            <text:list-item>
              <text:p text:style-name="P86">Choosing to speak at the podium or stay silent while others speak your lines.</text:p>
            </text:list-item>
          </text:list>
        </text:list-item>
        <text:list-item>
          <text:p text:style-name="P86"><text:span text:style-name="Strong_20_Emphasis">Arete Impact:</text:span></text:p>
          <text:list>
            <text:list-item>
              <text:p text:style-name="P86">High <text:span text:style-name="Strong_20_Emphasis">Social/Spiritual Harmony</text:span> → empowered scenes of voice and support.</text:p>
            </text:list-item>
            <text:list-item>
              <text:p text:style-name="P86">Strife → accusatory audience, fear of speaking, self-censorship.</text:p>
            </text:list-item>
          </text:list>
        </text:list-item>
      </text:list>
      <text:p text:style-name="Horizontal_20_Line"/>
      <text:p text:style-name="Text_20_body">This gives you a <text:span text:style-name="Strong_20_Emphasis">location-by-location map</text:span> of how TSUKIDERE’s world works:</text:p>
      <text:list xml:id="list6564265976802404556" text:style-name="L131">
        <text:list-item>
          <text:p text:style-name="P87">Every Town location has a <text:span text:style-name="Strong_20_Emphasis">Dream inversion</text:span>.</text:p>
        </text:list-item>
        <text:list-item>
          <text:p text:style-name="P87">Each pair is tied to specific <text:span text:style-name="Strong_20_Emphasis">Arete domains, stats, and psychological themes</text:span>.</text:p>
        </text:list-item>
        <text:list-item>
          <text:p text:style-name="P87">Locations are not just backdrops; they’re <text:span text:style-name="Strong_20_Emphasis">mechanical levers</text:span> for Arete, personality evolution, and ultimately the ending.</text:p>
        </text:list-item>
      </text:list>
      <text:p text:style-name="Text_20_body">If you want, I can next turn this into a <text:span text:style-name="Strong_20_Emphasis">table-style reference</text:span> (rows = locations, columns = Town/Dream/Arete/Key Scenes) or a <text:span text:style-name="Strong_20_Emphasis">map + progression flow</text:span> showing when each location unlocks through the story.</text:p>
      <text:p text:style-name="Text_20_body">Here’s a compact, reference-style table set for all locations. You can drop this straight into a design doc.</text:p>
      <text:p text:style-name="Horizontal_20_Line"/>
      <text:h text:style-name="Heading_20_2" text:outline-level="2"><text:soft-page-break/>1. Residential &amp; Quiet Spac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Area / Location</text:p>
            </table:table-cell>
            <table:table-cell table:style-name="Table1.A1" office:value-type="string">
              <text:p text:style-name="Table_20_Heading">Town Version (Short)</text:p>
            </table:table-cell>
            <table:table-cell table:style-name="Table1.A1" office:value-type="string">
              <text:p text:style-name="Table_20_Heading">Dream Version (Inverted)</text:p>
            </table:table-cell>
            <table:table-cell table:style-name="Table1.A1" office:value-type="string">
              <text:p text:style-name="Table_20_Heading">Dominant Arete Domains</text:p>
            </table:table-cell>
            <table:table-cell table:style-name="Table1.A1" office:value-type="string">
              <text:p text:style-name="Table_20_Heading">Key Uses / Scenes</text:p>
            </table:table-cell>
          </table:table-row>
        </table:table-header-rows>
        <table:table-row>
          <table:table-cell table:style-name="Table1.A1" office:value-type="string">
            <text:p text:style-name="Table_20_Contents">Player Home</text:p>
          </table:table-cell>
          <table:table-cell table:style-name="Table1.A1" office:value-type="string">
            <text:p text:style-name="Table_20_Contents">Small two-story house; bedroom, kitchen, living room; family tension.</text:p>
          </table:table-cell>
          <table:table-cell table:style-name="Table1.A1" office:value-type="string">
            <text:p text:style-name="Table_20_Contents">“Breathing” house with pulsing walls, wrong doors, looping halls.</text:p>
          </table:table-cell>
          <table:table-cell table:style-name="Table1.A1" office:value-type="string">
            <text:p text:style-name="Table_20_Contents">Physical, Emotional, Spiritual</text:p>
          </table:table-cell>
          <table:table-cell table:style-name="Table1.A1" office:value-type="string">
            <text:p text:style-name="Table_20_Contents">Sleep to enter Dream; family scenes; food/sleep habits; core trauma memories.</text:p>
          </table:table-cell>
        </table:table-row>
        <table:table-row>
          <table:table-cell table:style-name="Table1.A1" office:value-type="string">
            <text:p text:style-name="Table_20_Contents">Apartment Complex</text:p>
          </table:table-cell>
          <table:table-cell table:style-name="Table1.A1" office:value-type="string">
            <text:p text:style-name="Table_20_Contents">Aging 3-story building; thin walls, struggling tenants, possible friend lives here.</text:p>
          </table:table-cell>
          <table:table-cell table:style-name="Table1.A1" office:value-type="string">
            <text:p text:style-name="Table_20_Contents">Endless stacked corridors, floating doors into other lives.</text:p>
          </table:table-cell>
          <table:table-cell table:style-name="Table1.A1" office:value-type="string">
            <text:p text:style-name="Table_20_Contents">Social, Emotional</text:p>
          </table:table-cell>
          <table:table-cell table:style-name="Table1.A1" office:value-type="string">
            <text:p text:style-name="Table_20_Contents">Neighbor interactions; loneliness vs connection; voyeuristic moments; Dream about exclusion.</text:p>
          </table:table-cell>
        </table:table-row>
        <table:table-row>
          <table:table-cell table:style-name="Table1.A1" office:value-type="string">
            <text:p text:style-name="Table_20_Contents">Retirement Home</text:p>
          </table:table-cell>
          <table:table-cell table:style-name="Table1.A1" office:value-type="string">
            <text:p text:style-name="Table_20_Contents">Assisted living facility; TV room, quiet halls, elderly residents.</text:p>
          </table:table-cell>
          <table:table-cell table:style-name="Table1.A1" office:value-type="string">
            <text:p text:style-name="Table_20_Contents">Hall of Forgotten Names; empty beds, flickering tags, timeless clocks.</text:p>
          </table:table-cell>
          <table:table-cell table:style-name="Table1.A1" office:value-type="string">
            <text:p text:style-name="Table_20_Contents">Emotional, Spiritual</text:p>
          </table:table-cell>
          <table:table-cell table:style-name="Table1.A1" office:value-type="string">
            <text:p text:style-name="Table_20_Contents">Volunteering, visiting relatives; mortality and regret; Dream about being erased or forgotten.</text:p>
          </table:table-cell>
        </table:table-row>
        <table:table-row>
          <table:table-cell table:style-name="Table1.A1" office:value-type="string">
            <text:p text:style-name="Table_20_Contents">Strawberry Park</text:p>
          </table:table-cell>
          <table:table-cell table:style-name="Table1.A1" office:value-type="string">
            <text:p text:style-name="Table_20_Contents">Small playground and green space; kids by day, teens at dusk.</text:p>
          </table:table-cell>
          <table:table-cell table:style-name="Table1.A1" office:value-type="string">
            <text:p text:style-name="Table_20_Contents">Plastic Orchard; giant plastic fruit, flowing rubber ground.</text:p>
          </table:table-cell>
          <table:table-cell table:style-name="Table1.A1" office:value-type="string">
            <text:p text:style-name="Table_20_Contents">Emotional, Social, Physical (minor)</text:p>
          </table:table-cell>
          <table:table-cell table:style-name="Table1.A1" office:value-type="string">
            <text:p text:style-name="Table_20_Contents">Nostalgia scenes, childhood flashbacks; Dream about lost innocence, childhood fears.</text:p>
          </table:table-cell>
        </table:table-row>
        <table:table-row>
          <table:table-cell table:style-name="Table1.A1" office:value-type="string">
            <text:p text:style-name="Table_20_Contents">Library</text:p>
          </table:table-cell>
          <table:table-cell table:style-name="Table1.A1" office:value-type="string">
            <text:p text:style-name="Table_20_Contents">Public library; stacks, study area, computers.</text:p>
          </table:table-cell>
          <table:table-cell table:style-name="Table1.A1" office:value-type="string">
            <text:p text:style-name="Table_20_Contents">Library of Unread Thoughts; floating shelves, whispering books.</text:p>
          </table:table-cell>
          <table:table-cell table:style-name="Table1.A1" office:value-type="string">
            <text:p text:style-name="Table_20_Contents">Psychological, Spiritual</text:p>
          </table:table-cell>
          <table:table-cell table:style-name="Table1.A1" office:value-type="string">
            <text:p text:style-name="Table_20_Contents">Research, learning coping skills; Dream puzzles about which truths to read or avoid.</text:p>
          </table:table-cell>
        </table:table-row>
      </table:table>
      <text:p text:style-name="Horizontal_20_Line"/>
      <text:h text:style-name="Heading_20_2" text:outline-level="2">2. Everyday Commerce &amp; Stree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Area / Location</text:p>
            </table:table-cell>
            <table:table-cell table:style-name="Table2.A1" office:value-type="string">
              <text:p text:style-name="Table_20_Heading">Town Version (Short)</text:p>
            </table:table-cell>
            <table:table-cell table:style-name="Table2.A1" office:value-type="string">
              <text:p text:style-name="Table_20_Heading">Dream Version (Inverted)</text:p>
            </table:table-cell>
            <table:table-cell table:style-name="Table2.A1" office:value-type="string">
              <text:p text:style-name="Table_20_Heading">Dominant Arete Domains</text:p>
            </table:table-cell>
            <table:table-cell table:style-name="Table2.A1" office:value-type="string">
              <text:p text:style-name="Table_20_Heading">Key Uses / Scenes</text:p>
            </table:table-cell>
          </table:table-row>
        </table:table-header-rows>
        <table:table-row>
          <table:table-cell table:style-name="Table2.A1" office:value-type="string">
            <text:p text:style-name="Table_20_Contents">Main Street</text:p>
          </table:table-cell>
          <table:table-cell table:style-name="Table2.A1" office:value-type="string">
            <text:p text:style-name="Table_20_Contents">Core commercial street linking many locations, shops, traffic, pedestrians.</text:p>
          </table:table-cell>
          <table:table-cell table:style-name="Table2.A1" office:value-type="string">
            <text:p text:style-name="Table_20_Contents">Fractured Thoroughfare; street bends upward, sideways shops, faceless crowd.</text:p>
          </table:table-cell>
          <table:table-cell table:style-name="Table2.A1" office:value-type="string">
            <text:p text:style-name="Table_20_Contents">Social, Emotional (anxiety), minor all</text:p>
          </table:table-cell>
          <table:table-cell table:style-name="Table2.A1" office:value-type="string">
            <text:p text:style-name="Table_20_Contents">Transitions between locations; public-image moments; Dream crowd-anxiety encounters.</text:p>
          </table:table-cell>
        </table:table-row>
        <table:table-row>
          <table:table-cell table:style-name="Table2.A1" office:value-type="string">
            <text:p text:style-name="Table_20_Contents">Brothers Pizza</text:p>
          </table:table-cell>
          <table:table-cell table:style-name="Table2.A1" office:value-type="string">
            <text:p text:style-name="Table_20_Contents">Classic slice shop; hangouts, after-school spot.</text:p>
          </table:table-cell>
          <table:table-cell table:style-name="Table2.A1" office:value-type="string">
            <text:p text:style-name="Table_20_Contents">Brothers’ Slab; vast room with huge oozing pizza slab table.</text:p>
          </table:table-cell>
          <table:table-cell table:style-name="Table2.A1" office:value-type="string">
            <text:p text:style-name="Table_20_Contents">Physical, Social, Emotional</text:p>
          </table:table-cell>
          <table:table-cell table:style-name="Table2.A1" office:value-type="string">
            <text:p text:style-name="Table_20_Contents">Diet choices, casual social scenes; Dream gluttony/body-image Nightmares and food guilt.</text:p>
          </table:table-cell>
        </table:table-row>
        <table:table-row>
          <table:table-cell table:style-name="Table2.A1" office:value-type="string">
            <text:p text:style-name="Table_20_Contents">Convenience Store</text:p>
          </table:table-cell>
          <table:table-cell table:style-name="Table2.A1" office:value-type="string">
            <text:p text:style-name="Table_20_Contents">Fluorescent corner shop; snacks, drinks, late-night runs.</text:p>
          </table:table-cell>
          <table:table-cell table:style-name="Table2.A1" office:value-type="string">
            <text:p text:style-name="Table_20_Contents">Overexposed Aisles; infinite aisles, harsh light, shelves named after needs.</text:p>
          </table:table-cell>
          <table:table-cell table:style-name="Table2.A1" office:value-type="string">
            <text:p text:style-name="Table_20_Contents">Physical, Psychological, Emotional</text:p>
          </table:table-cell>
          <table:table-cell table:style-name="Table2.A1" office:value-type="string">
            <text:p text:style-name="Table_20_Contents">Impulse buying, midnight snacks; Dream about impulse control, self-sabotage.</text:p>
          </table:table-cell>
        </table:table-row>
        <text:soft-page-break/>
        <table:table-row>
          <table:table-cell table:style-name="Table2.A1" office:value-type="string">
            <text:p text:style-name="Table_20_Contents">Deli</text:p>
          </table:table-cell>
          <table:table-cell table:style-name="Table2.A1" office:value-type="string">
            <text:p text:style-name="Table_20_Contents">Small sandwich shop; handwritten menu, regulars, possible job.</text:p>
          </table:table-cell>
          <table:table-cell table:style-name="Table2.A1" office:value-type="string">
            <text:p text:style-name="Table_20_Contents">Deli of Repetition; identical sandwiches, repeated orders.</text:p>
          </table:table-cell>
          <table:table-cell table:style-name="Table2.A1" office:value-type="string">
            <text:p text:style-name="Table_20_Contents">Physical, Social</text:p>
          </table:table-cell>
          <table:table-cell table:style-name="Table2.A1" office:value-type="string">
            <text:p text:style-name="Table_20_Contents">Routine comfort; assertiveness in ordering/working; Dream loops about being stuck in habits.</text:p>
          </table:table-cell>
        </table:table-row>
        <table:table-row>
          <table:table-cell table:style-name="Table2.A1" office:value-type="string">
            <text:p text:style-name="Table_20_Contents">Grocery Store</text:p>
          </table:table-cell>
          <table:table-cell table:style-name="Table2.A1" office:value-type="string">
            <text:p text:style-name="Table_20_Contents">Supermarket; full aisles, budgeting, family shopping.</text:p>
          </table:table-cell>
          <table:table-cell table:style-name="Table2.A1" office:value-type="string">
            <text:p text:style-name="Table_20_Contents">Aisle Maze; shifting, label-less aisles, morphing items.</text:p>
          </table:table-cell>
          <table:table-cell table:style-name="Table2.A1" office:value-type="string">
            <text:p text:style-name="Table_20_Contents">Physical, Psychological</text:p>
          </table:table-cell>
          <table:table-cell table:style-name="Table2.A1" office:value-type="string">
            <text:p text:style-name="Table_20_Contents">Whole-diet decisions, planning vs impulse; Dream maze puzzle about assembling a “meal”.</text:p>
          </table:table-cell>
        </table:table-row>
        <table:table-row>
          <table:table-cell table:style-name="Table2.A1" office:value-type="string">
            <text:p text:style-name="Table_20_Contents">Mexican Restaurant</text:p>
          </table:table-cell>
          <table:table-cell table:style-name="Table2.A1" office:value-type="string">
            <text:p text:style-name="Table_20_Contents">Sit-down restaurant with families and couples.</text:p>
          </table:table-cell>
          <table:table-cell table:style-name="Table2.A1" office:value-type="string">
            <text:p text:style-name="Table_20_Contents">Feast of Masks; banquet hall of masked guests, infinite food.</text:p>
          </table:table-cell>
          <table:table-cell table:style-name="Table2.A1" office:value-type="string">
            <text:p text:style-name="Table_20_Contents">Social, Emotional, Spiritual</text:p>
          </table:table-cell>
          <table:table-cell table:style-name="Table2.A1" office:value-type="string">
            <text:p text:style-name="Table_20_Contents">Group dinners, cultural tension; Dream about identity performance, belonging.</text:p>
          </table:table-cell>
        </table:table-row>
        <table:table-row>
          <table:table-cell table:style-name="Table2.A1" office:value-type="string">
            <text:p text:style-name="Table_20_Contents">Old Movie Theater</text:p>
          </table:table-cell>
          <table:table-cell table:style-name="Table2.A1" office:value-type="string">
            <text:p text:style-name="Table_20_Contents">Run-down cinema; sticky floors, old posters.</text:p>
          </table:table-cell>
          <table:table-cell table:style-name="Table2.A1" office:value-type="string">
            <text:p text:style-name="Table_20_Contents">Projection Hall; giant screen replaying edited memories.</text:p>
          </table:table-cell>
          <table:table-cell table:style-name="Table2.A1" office:value-type="string">
            <text:p text:style-name="Table_20_Contents">Emotional, Spiritual</text:p>
          </table:table-cell>
          <table:table-cell table:style-name="Table2.A1" office:value-type="string">
            <text:p text:style-name="Table_20_Contents">Movie nights, dates; Dream where memories are re-cut and reinterpreted.</text:p>
          </table:table-cell>
        </table:table-row>
        <table:table-row>
          <table:table-cell table:style-name="Table2.A1" office:value-type="string">
            <text:p text:style-name="Table_20_Contents">Public Bathroom 1</text:p>
          </table:table-cell>
          <table:table-cell table:style-name="Table2.A1" office:value-type="string">
            <text:p text:style-name="Table_20_Contents">Slightly gross public restroom; private meltdown spot.</text:p>
          </table:table-cell>
          <table:table-cell table:style-name="Table2.A1" office:value-type="string">
            <text:p text:style-name="Table_20_Contents">Mirror Stall; endless stalls with mirrors, ink faucets, talking graffiti.</text:p>
          </table:table-cell>
          <table:table-cell table:style-name="Table2.A1" office:value-type="string">
            <text:p text:style-name="Table_20_Contents">Emotional, Spiritual, Physical</text:p>
          </table:table-cell>
          <table:table-cell table:style-name="Table2.A1" office:value-type="string">
            <text:p text:style-name="Table_20_Contents">Panic/dysphoria scenes; Dream self-confrontation, self-harm vs self-care choices.</text:p>
          </table:table-cell>
        </table:table-row>
      </table:table>
      <text:p text:style-name="Horizontal_20_Line"/>
      <text:h text:style-name="Heading_20_2" text:outline-level="2">3. Transit &amp; Threshol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Area / Location</text:p>
            </table:table-cell>
            <table:table-cell table:style-name="Table3.A1" office:value-type="string">
              <text:p text:style-name="Table_20_Heading">Town Version (Short)</text:p>
            </table:table-cell>
            <table:table-cell table:style-name="Table3.A1" office:value-type="string">
              <text:p text:style-name="Table_20_Heading">Dream Version (Inverted)</text:p>
            </table:table-cell>
            <table:table-cell table:style-name="Table3.A1" office:value-type="string">
              <text:p text:style-name="Table_20_Heading">Dominant Arete Domains</text:p>
            </table:table-cell>
            <table:table-cell table:style-name="Table3.A1" office:value-type="string">
              <text:p text:style-name="Table_20_Heading">Key Uses / Scenes</text:p>
            </table:table-cell>
          </table:table-row>
        </table:table-header-rows>
        <table:table-row>
          <table:table-cell table:style-name="Table3.A1" office:value-type="string">
            <text:p text:style-name="Table_20_Contents">Bus Stop 1</text:p>
          </table:table-cell>
          <table:table-cell table:style-name="Table3.A1" office:value-type="string">
            <text:p text:style-name="Table_20_Contents">Residential-side stop; near home.</text:p>
          </table:table-cell>
          <table:table-cell table:style-name="Table3.A1" office:value-type="string">
            <text:p text:style-name="Table_20_Contents">Part of Platform Between; abstract waiting platform over void.</text:p>
          </table:table-cell>
          <table:table-cell table:style-name="Table3.A1" office:value-type="string">
            <text:p text:style-name="Table_20_Contents">Social, Psychological, Spiritual</text:p>
          </table:table-cell>
          <table:table-cell table:style-name="Table3.A1" office:value-type="string">
            <text:p text:style-name="Table_20_Contents">Everyday waiting; chance encounters; Dream about missed opportunities and choosing paths.</text:p>
          </table:table-cell>
        </table:table-row>
        <table:table-row>
          <table:table-cell table:style-name="Table3.A1" office:value-type="string">
            <text:p text:style-name="Table_20_Contents">Bus Stop 2</text:p>
          </table:table-cell>
          <table:table-cell table:style-name="Table3.A1" office:value-type="string">
            <text:p text:style-name="Table_20_Contents">Mall-side stop; near Outdoor Mall.</text:p>
          </table:table-cell>
          <table:table-cell table:style-name="Table3.A1" office:value-type="string">
            <text:p text:style-name="Table_20_Contents">Also merges into Platform Between.</text:p>
          </table:table-cell>
          <table:table-cell table:style-name="Table3.A1" office:value-type="string">
            <text:p text:style-name="Table_20_Contents">Social, Psychological, Spiritual</text:p>
          </table:table-cell>
          <table:table-cell table:style-name="Table3.A1" office:value-type="string">
            <text:p text:style-name="Table_20_Contents">Travel toward bus station/mall; different NPC set; Dream branching to different Dream regions.</text:p>
          </table:table-cell>
        </table:table-row>
        <table:table-row>
          <table:table-cell table:style-name="Table3.A1" office:value-type="string">
            <text:p text:style-name="Table_20_Contents">Bus Station</text:p>
          </table:table-cell>
          <table:table-cell table:style-name="Table3.A1" office:value-type="string">
            <text:p text:style-name="Table_20_Contents">Transit hub; ticket counters, benches, displays.</text:p>
          </table:table-cell>
          <table:table-cell table:style-name="Table3.A1" office:value-type="string">
            <text:p text:style-name="Table_20_Contents">Terminal of Unchosen Roads; gates to nowhere, boards with “what if” routes.</text:p>
          </table:table-cell>
          <table:table-cell table:style-name="Table3.A1" office:value-type="string">
            <text:p text:style-name="Table_20_Contents">Spiritual, Emotional, Social</text:p>
          </table:table-cell>
          <table:table-cell table:style-name="Table3.A1" office:value-type="string">
            <text:p text:style-name="Table_20_Contents">Major decisions about leaving/staying; Dream about alternative lives and accepting/letting go.</text:p>
          </table:table-cell>
        </table:table-row>
      </table:table>
      <text:p text:style-name="Horizontal_20_Line"/>
      <text:h text:style-name="Heading_20_2" text:outline-level="2"><text:soft-page-break/>4. Outdoor Mall &amp; Church District</text:h>
      <text:h text:style-name="Heading_20_3" text:outline-level="3">4.1 Outdoor Mall (Overall)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Area / Location</text:p>
            </table:table-cell>
            <table:table-cell table:style-name="Table4.A1" office:value-type="string">
              <text:p text:style-name="Table_20_Heading">Town Version (Short)</text:p>
            </table:table-cell>
            <table:table-cell table:style-name="Table4.A1" office:value-type="string">
              <text:p text:style-name="Table_20_Heading">Dream Version (Inverted)</text:p>
            </table:table-cell>
            <table:table-cell table:style-name="Table4.A1" office:value-type="string">
              <text:p text:style-name="Table_20_Heading">Dominant Arete Domains</text:p>
            </table:table-cell>
            <table:table-cell table:style-name="Table4.A1" office:value-type="string">
              <text:p text:style-name="Table_20_Heading">Key Uses / Scenes</text:p>
            </table:table-cell>
          </table:table-row>
        </table:table-header-rows>
        <table:table-row>
          <table:table-cell table:style-name="Table4.A1" office:value-type="string">
            <text:p text:style-name="Table_20_Contents">Outdoor Mall (hub)</text:p>
          </table:table-cell>
          <table:table-cell table:style-name="Table4.A1" office:value-type="string">
            <text:p text:style-name="Table_20_Contents">Open-air chain of shops and alleys, with old church integrated.</text:p>
          </table:table-cell>
          <table:table-cell table:style-name="Table4.A1" office:value-type="string">
            <text:p text:style-name="Table_20_Contents">Carousel Arcade; rotating ring of blended shops, church as axis.</text:p>
          </table:table-cell>
          <table:table-cell table:style-name="Table4.A1" office:value-type="string">
            <text:p text:style-name="Table_20_Contents">Social, Emotional, Spiritual, Psych</text:p>
          </table:table-cell>
          <table:table-cell table:style-name="Table4.A1" office:value-type="string">
            <text:p text:style-name="Table_20_Contents">Major identity and consumer-habit hub; many optional scenes; Dream about roles, desires, self-concept.</text:p>
          </table:table-cell>
        </table:table-row>
      </table:table>
      <text:h text:style-name="Heading_20_3" text:outline-level="3">4.2 Individual Shop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Shop</text:p>
            </table:table-cell>
            <table:table-cell table:style-name="Table5.A1" office:value-type="string">
              <text:p text:style-name="Table_20_Heading">Town Version (Short)</text:p>
            </table:table-cell>
            <table:table-cell table:style-name="Table5.A1" office:value-type="string">
              <text:p text:style-name="Table_20_Heading">Dream Version (Inverted)</text:p>
            </table:table-cell>
            <table:table-cell table:style-name="Table5.A1" office:value-type="string">
              <text:p text:style-name="Table_20_Heading">Dominant Arete Domains</text:p>
            </table:table-cell>
            <table:table-cell table:style-name="Table5.A1" office:value-type="string">
              <text:p text:style-name="Table_20_Heading">Key Uses / Scenes</text:p>
            </table:table-cell>
          </table:table-row>
        </table:table-header-rows>
        <table:table-row>
          <table:table-cell table:style-name="Table5.A1" office:value-type="string">
            <text:p text:style-name="Table_20_Contents">Coffee Shop</text:p>
          </table:table-cell>
          <table:table-cell table:style-name="Table5.A1" office:value-type="string">
            <text:p text:style-name="Table_20_Contents">Cozy cafe; study, dates, creative vibe.</text:p>
          </table:table-cell>
          <table:table-cell table:style-name="Table5.A1" office:value-type="string">
            <text:p text:style-name="Table_20_Contents">Overflow Café; cups overflow, drinks named after moods.</text:p>
          </table:table-cell>
          <table:table-cell table:style-name="Table5.A1" office:value-type="string">
            <text:p text:style-name="Table_20_Contents">Psychological, Emotional</text:p>
          </table:table-cell>
          <table:table-cell table:style-name="Table5.A1" office:value-type="string">
            <text:p text:style-name="Table_20_Contents">Study or procrastinate; socializing; Dream sequences about anxiety, over-stimulation vs focus.</text:p>
          </table:table-cell>
        </table:table-row>
        <table:table-row>
          <table:table-cell table:style-name="Table5.A1" office:value-type="string">
            <text:p text:style-name="Table_20_Contents">Book Store</text:p>
          </table:table-cell>
          <table:table-cell table:style-name="Table5.A1" office:value-type="string">
            <text:p text:style-name="Table_20_Contents">Curated shop; personal alternative to library.</text:p>
          </table:table-cell>
          <table:table-cell table:style-name="Table5.A1" office:value-type="string">
            <text:p text:style-name="Table_20_Contents">Stacked Stories; shelves of personal narratives, staff rearrange your past.</text:p>
          </table:table-cell>
          <table:table-cell table:style-name="Table5.A1" office:value-type="string">
            <text:p text:style-name="Table_20_Contents">Psychological, Spiritual</text:p>
          </table:table-cell>
          <table:table-cell table:style-name="Table5.A1" office:value-type="string">
            <text:p text:style-name="Table_20_Contents">Reflective scenes, niche interests; Dream about rewriting or rereading personal story.</text:p>
          </table:table-cell>
        </table:table-row>
        <table:table-row>
          <table:table-cell table:style-name="Table5.A1" office:value-type="string">
            <text:p text:style-name="Table_20_Contents">Toy Store</text:p>
          </table:table-cell>
          <table:table-cell table:style-name="Table5.A1" office:value-type="string">
            <text:p text:style-name="Table_20_Contents">Kids’ toys; nostalgia and childish joy.</text:p>
          </table:table-cell>
          <table:table-cell table:style-name="Table5.A1" office:value-type="string">
            <text:p text:style-name="Table_20_Contents">Broken Toybox; oversized damaged toys, detuned music box.</text:p>
          </table:table-cell>
          <table:table-cell table:style-name="Table5.A1" office:value-type="string">
            <text:p text:style-name="Table_20_Contents">Emotional</text:p>
          </table:table-cell>
          <table:table-cell table:style-name="Table5.A1" office:value-type="string">
            <text:p text:style-name="Table_20_Contents">Innocence, playful sidequests; Dream about childhood wounds or lost playfulness.</text:p>
          </table:table-cell>
        </table:table-row>
        <table:table-row>
          <table:table-cell table:style-name="Table5.A1" office:value-type="string">
            <text:p text:style-name="Table_20_Contents">Designer Clothes</text:p>
          </table:table-cell>
          <table:table-cell table:style-name="Table5.A1" office:value-type="string">
            <text:p text:style-name="Table_20_Contents">Fashion boutique; body image and trend pressure.</text:p>
          </table:table-cell>
          <table:table-cell table:style-name="Table5.A1" office:value-type="string">
            <text:p text:style-name="Table_20_Contents">Glass Mannequins; mannequins mirror your posture, clothes cut the air.</text:p>
          </table:table-cell>
          <table:table-cell table:style-name="Table5.A1" office:value-type="string">
            <text:p text:style-name="Table_20_Contents">Physical, Emotional</text:p>
          </table:table-cell>
          <table:table-cell table:style-name="Table5.A1" office:value-type="string">
            <text:p text:style-name="Table_20_Contents">Self-image/conformity scenes; Dream about appearance and worth.</text:p>
          </table:table-cell>
        </table:table-row>
        <table:table-row>
          <table:table-cell table:style-name="Table5.A1" office:value-type="string">
            <text:p text:style-name="Table_20_Contents">Lingerie Store</text:p>
          </table:table-cell>
          <table:table-cell table:style-name="Table5.A1" office:value-type="string">
            <text:p text:style-name="Table_20_Contents">Intimate apparel; sexuality, embarrassment, gendered expectations.</text:p>
          </table:table-cell>
          <table:table-cell table:style-name="Table5.A1" office:value-type="string">
            <text:p text:style-name="Table_20_Contents">Veil Room; garments changing size, gender, intent.</text:p>
          </table:table-cell>
          <table:table-cell table:style-name="Table5.A1" office:value-type="string">
            <text:p text:style-name="Table_20_Contents">Emotional, Spiritual</text:p>
          </table:table-cell>
          <table:table-cell table:style-name="Table5.A1" office:value-type="string">
            <text:p text:style-name="Table_20_Contents">Short but intense identity/body scenes; Dream about intimacy, dysphoria, shame.</text:p>
          </table:table-cell>
        </table:table-row>
        <table:table-row>
          <table:table-cell table:style-name="Table5.A1" office:value-type="string">
            <text:p text:style-name="Table_20_Contents">Jewelry Store</text:p>
          </table:table-cell>
          <table:table-cell table:style-name="Table5.A1" office:value-type="string">
            <text:p text:style-name="Table_20_Contents">Rings, necklaces, symbols of status/commitment.</text:p>
          </table:table-cell>
          <table:table-cell table:style-name="Table5.A1" office:value-type="string">
            <text:p text:style-name="Table_20_Contents">Timepieces of Debt; jewelry as clocks/weights, ticking backwards.</text:p>
          </table:table-cell>
          <table:table-cell table:style-name="Table5.A1" office:value-type="string">
            <text:p text:style-name="Table_20_Contents">Social, Spiritual</text:p>
          </table:table-cell>
          <table:table-cell table:style-name="Table5.A1" office:value-type="string">
            <text:p text:style-name="Table_20_Contents">Commitment or gift scenes; Dream about obligation, time, value.</text:p>
          </table:table-cell>
        </table:table-row>
        <table:table-row>
          <table:table-cell table:style-name="Table5.A1" office:value-type="string">
            <text:p text:style-name="Table_20_Contents">Surf Shop</text:p>
          </table:table-cell>
          <table:table-cell table:style-name="Table5.A1" office:value-type="string">
            <text:p text:style-name="Table_20_Contents">Beach gear; local surf culture.</text:p>
          </table:table-cell>
          <table:table-cell table:style-name="Table5.A1" office:value-type="string">
            <text:p text:style-name="Table_20_Contents">Drowning Wardrobe; floating boards, dripping wetsuits.</text:p>
          </table:table-cell>
          <table:table-cell table:style-name="Table5.A1" office:value-type="string">
            <text:p text:style-name="Table_20_Contents">Physical, Spiritual</text:p>
          </table:table-cell>
          <table:table-cell table:style-name="Table5.A1" office:value-type="string">
            <text:p text:style-name="Table_20_Contents">Risk-friendly or fearful scenes; Dream about drowning, change, flow.</text:p>
          </table:table-cell>
        </table:table-row>
        <text:soft-page-break/>
        <table:table-row>
          <table:table-cell table:style-name="Table5.A1" office:value-type="string">
            <text:p text:style-name="Table_20_Contents">Skate Shop</text:p>
          </table:table-cell>
          <table:table-cell table:style-name="Table5.A1" office:value-type="string">
            <text:p text:style-name="Table_20_Contents">Boards, gear; rebellion and youth culture.</text:p>
          </table:table-cell>
          <table:table-cell table:style-name="Table5.A1" office:value-type="string">
            <text:p text:style-name="Table_20_Contents">Rail of Risks; rails into void, boards move alone.</text:p>
          </table:table-cell>
          <table:table-cell table:style-name="Table5.A1" office:value-type="string">
            <text:p text:style-name="Table_20_Contents">Physical, Social</text:p>
          </table:table-cell>
          <table:table-cell table:style-name="Table5.A1" office:value-type="string">
            <text:p text:style-name="Table_20_Contents">Peer-group bonding or exclusion; Dream about risk-taking and belonging.</text:p>
          </table:table-cell>
        </table:table-row>
        <table:table-row>
          <table:table-cell table:style-name="Table5.A1" office:value-type="string">
            <text:p text:style-name="Table_20_Contents">Tourist Knickknack</text:p>
          </table:table-cell>
          <table:table-cell table:style-name="Table5.A1" office:value-type="string">
            <text:p text:style-name="Table_20_Contents">Postcards, shells, cheap souvenirs.</text:p>
          </table:table-cell>
          <table:table-cell table:style-name="Table5.A1" office:value-type="string">
            <text:p text:style-name="Table_20_Contents">Souvenir of False Summers; souvenirs of events you never lived.</text:p>
          </table:table-cell>
          <table:table-cell table:style-name="Table5.A1" office:value-type="string">
            <text:p text:style-name="Table_20_Contents">Emotional</text:p>
          </table:table-cell>
          <table:table-cell table:style-name="Table5.A1" office:value-type="string">
            <text:p text:style-name="Table_20_Contents">Light touristy scenes; Dream about idealized vs real memories, fabricated nostalgia.</text:p>
          </table:table-cell>
        </table:table-row>
        <table:table-row>
          <table:table-cell table:style-name="Table5.A1" office:value-type="string">
            <text:p text:style-name="Table_20_Contents">Fancy Restaurant</text:p>
          </table:table-cell>
          <table:table-cell table:style-name="Table5.A1" office:value-type="string">
            <text:p text:style-name="Table_20_Contents">Formal dining; expensive, special occasions.</text:p>
          </table:table-cell>
          <table:table-cell table:style-name="Table5.A1" office:value-type="string">
            <text:p text:style-name="Table_20_Contents">Empty Feast; massive set table, no other guests appear.</text:p>
          </table:table-cell>
          <table:table-cell table:style-name="Table5.A1" office:value-type="string">
            <text:p text:style-name="Table_20_Contents">Social, Emotional</text:p>
          </table:table-cell>
          <table:table-cell table:style-name="Table5.A1" office:value-type="string">
            <text:p text:style-name="Table_20_Contents">Family or date milestones; Dream about worthiness, expectation, being “enough” to deserve care.</text:p>
          </table:table-cell>
        </table:table-row>
        <table:table-row>
          <table:table-cell table:style-name="Table5.A1" office:value-type="string">
            <text:p text:style-name="Table_20_Contents">Bar</text:p>
          </table:table-cell>
          <table:table-cell table:style-name="Table5.A1" office:value-type="string">
            <text:p text:style-name="Table_20_Contents">Adults-only, alcohol, nightlife.</text:p>
          </table:table-cell>
          <table:table-cell table:style-name="Table5.A1" office:value-type="string">
            <text:p text:style-name="Table_20_Contents">Flooded Barstools; rising liquid, floating stools, whispering bottles.</text:p>
          </table:table-cell>
          <table:table-cell table:style-name="Table5.A1" office:value-type="string">
            <text:p text:style-name="Table_20_Contents">Physical, Emotional, Spiritual</text:p>
          </table:table-cell>
          <table:table-cell table:style-name="Table5.A1" office:value-type="string">
            <text:p text:style-name="Table_20_Contents">Coping with stress or addiction; Dream about self-medication and self-destruction.</text:p>
          </table:table-cell>
        </table:table-row>
        <table:table-row>
          <table:table-cell table:style-name="Table5.A1" office:value-type="string">
            <text:p text:style-name="Table_20_Contents">Ice Cream Shop</text:p>
          </table:table-cell>
          <table:table-cell table:style-name="Table5.A1" office:value-type="string">
            <text:p text:style-name="Table_20_Contents">Sweet, family-friendly treats.</text:p>
          </table:table-cell>
          <table:table-cell table:style-name="Table5.A1" office:value-type="string">
            <text:p text:style-name="Table_20_Contents">Melted Choices; flavors melt instantly, named after emotions.</text:p>
          </table:table-cell>
          <table:table-cell table:style-name="Table5.A1" office:value-type="string">
            <text:p text:style-name="Table_20_Contents">Emotional</text:p>
          </table:table-cell>
          <table:table-cell table:style-name="Table5.A1" office:value-type="string">
            <text:p text:style-name="Table_20_Contents">Joyful interludes; comfort treats; Dream about fleeting happiness and indecision.</text:p>
          </table:table-cell>
        </table:table-row>
        <table:table-row>
          <table:table-cell table:style-name="Table5.A1" office:value-type="string">
            <text:p text:style-name="Table_20_Contents">Old Church</text:p>
          </table:table-cell>
          <table:table-cell table:style-name="Table5.A1" office:value-type="string">
            <text:p text:style-name="Table_20_Contents">Historic church; ceremonies, refuge or guilt.</text:p>
          </table:table-cell>
          <table:table-cell table:style-name="Table5.A1" office:value-type="string">
            <text:p text:style-name="Table_20_Contents">Hollow Sanctuary; inverted pews/altar, stained glass shows your forms.</text:p>
          </table:table-cell>
          <table:table-cell table:style-name="Table5.A1" office:value-type="string">
            <text:p text:style-name="Table_20_Contents">Spiritual, Emotional</text:p>
          </table:table-cell>
          <table:table-cell table:style-name="Table5.A1" office:value-type="string">
            <text:p text:style-name="Table_20_Contents">Moral conflict, comfort, community; Dream about internalized rules and rewriting personal “commandments”.</text:p>
          </table:table-cell>
        </table:table-row>
      </table:table>
      <text:p text:style-name="Horizontal_20_Line"/>
      <text:h text:style-name="Heading_20_2" text:outline-level="2">5. Boardwalk &amp; Beachfront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Area / Location</text:p>
            </table:table-cell>
            <table:table-cell table:style-name="Table6.A1" office:value-type="string">
              <text:p text:style-name="Table_20_Heading">Town Version (Short)</text:p>
            </table:table-cell>
            <table:table-cell table:style-name="Table6.A1" office:value-type="string">
              <text:p text:style-name="Table_20_Heading">Dream Version (Inverted)</text:p>
            </table:table-cell>
            <table:table-cell table:style-name="Table6.A1" office:value-type="string">
              <text:p text:style-name="Table_20_Heading">Dominant Arete Domains</text:p>
            </table:table-cell>
            <table:table-cell table:style-name="Table6.A1" office:value-type="string">
              <text:p text:style-name="Table_20_Heading">Key Uses / Scenes</text:p>
            </table:table-cell>
          </table:table-row>
        </table:table-header-rows>
        <table:table-row>
          <table:table-cell table:style-name="Table6.A1" office:value-type="string">
            <text:p text:style-name="Table_20_Contents">Boardwalk (overall)</text:p>
          </table:table-cell>
          <table:table-cell table:style-name="Table6.A1" office:value-type="string">
            <text:p text:style-name="Table_20_Contents">20-block boardwalk separating town and beach; snack stands, views.</text:p>
          </table:table-cell>
          <table:table-cell table:style-name="Table6.A1" office:value-type="string">
            <text:p text:style-name="Table_20_Contents">Splintered Walk; floating/disjointed boardwalk segments over dark ocean.</text:p>
          </table:table-cell>
          <table:table-cell table:style-name="Table6.A1" office:value-type="string">
            <text:p text:style-name="Table_20_Contents">Emotional, Spiritual, Physical (minor)</text:p>
          </table:table-cell>
          <table:table-cell table:style-name="Table6.A1" office:value-type="string">
            <text:p text:style-name="Table_20_Contents">Reflective walks, summer jobs, late-night wandering; Dream about “edge of the world” and taking leaps.</text:p>
          </table:table-cell>
        </table:table-row>
        <table:table-row>
          <table:table-cell table:style-name="Table6.A1" office:value-type="string">
            <text:p text:style-name="Table_20_Contents">Arcades (2)</text:p>
          </table:table-cell>
          <table:table-cell table:style-name="Table6.A1" office:value-type="string">
            <text:p text:style-name="Table_20_Contents">Game arcades; tickets, machines, prizes.</text:p>
          </table:table-cell>
          <table:table-cell table:style-name="Table6.A1" office:value-type="string">
            <text:p text:style-name="Table_20_Contents">Game Over Halls; self-playing machines, scores based on your choices.</text:p>
          </table:table-cell>
          <table:table-cell table:style-name="Table6.A1" office:value-type="string">
            <text:p text:style-name="Table_20_Contents">Psychological, Emotional, Social</text:p>
          </table:table-cell>
          <table:table-cell table:style-name="Table6.A1" office:value-type="string">
            <text:p text:style-name="Table_20_Contents">Escapism, playful competition; Dream about judgement, performance, re-playing memories as “games”.</text:p>
          </table:table-cell>
        </table:table-row>
        <table:table-row>
          <table:table-cell table:style-name="Table6.A1" office:value-type="string">
            <text:p text:style-name="Table_20_Contents">Candy Store</text:p>
          </table:table-cell>
          <table:table-cell table:style-name="Table6.A1" office:value-type="string">
            <text:p text:style-name="Table_20_Contents">Bright candy shop; sugar, childhood happiness.</text:p>
          </table:table-cell>
          <table:table-cell table:style-name="Table6.A1" office:value-type="string">
            <text:p text:style-name="Table_20_Contents">Rot Sugar; beautiful but rotting candy, jars named after <text:soft-page-break/>emotional needs.</text:p>
          </table:table-cell>
          <table:table-cell table:style-name="Table6.A1" office:value-type="string">
            <text:p text:style-name="Table_20_Contents">Physical, Emotional</text:p>
          </table:table-cell>
          <table:table-cell table:style-name="Table6.A1" office:value-type="string">
            <text:p text:style-name="Table_20_Contents">Comfort eating, small indulgences; Dream about empty sweetness and coping by consumption.</text:p>
          </table:table-cell>
        </table:table-row>
        <table:table-row>
          <table:table-cell table:style-name="Table6.A1" office:value-type="string">
            <text:p text:style-name="Table_20_Contents">Community Hall</text:p>
          </table:table-cell>
          <table:table-cell table:style-name="Table6.A1" office:value-type="string">
            <text:p text:style-name="Table_20_Contents">Multipurpose building; meetings, support groups, dances, events.</text:p>
          </table:table-cell>
          <table:table-cell table:style-name="Table6.A1" office:value-type="string">
            <text:p text:style-name="Table_20_Contents">Assembly of Echoes; self-filling chairs, banners change with your psyche.</text:p>
          </table:table-cell>
          <table:table-cell table:style-name="Table6.A1" office:value-type="string">
            <text:p text:style-name="Table_20_Contents">Social, Emotional, Spiritual</text:p>
          </table:table-cell>
          <table:table-cell table:style-name="Table6.A1" office:value-type="string">
            <text:p text:style-name="Table_20_Contents">Collective events, support scenes, activism; Dream about voice, belonging, what you stand for.</text:p>
          </table:table-cell>
        </table:table-row>
      </table:table>
      <text:p text:style-name="Horizontal_20_Line"/>
      <text:p text:style-name="Text_20_body">If you’d like, I can next add a <text:span text:style-name="Strong_20_Emphasis">“Recommended First Visit Chapters”</text:span> column to map when each unlocks in the narrative, or a <text:span text:style-name="Strong_20_Emphasis">“Primary Nightmares Theming”</text:span> column listing example Nightmare archetypes for each Dream location.</text:p>
      <text:p text:style-name="Text_20_body"/>
      <text:p text:style-name="Text_20_body">Here’s a full design doc for the <text:span text:style-name="Strong_20_Emphasis">RPG layer &amp; progression</text:span> across three systems:</text:p>
      <text:list xml:id="list9023326030291938466" text:style-name="L1">
        <text:list-item>
          <text:p text:style-name="P2"><text:span text:style-name="Strong_20_Emphasis">8. Economy / Currency &amp; Shops</text:span></text:p>
        </text:list-item>
        <text:list-item>
          <text:p text:style-name="P2"><text:span text:style-name="Strong_20_Emphasis">9. Quest / Task System</text:span></text:p>
        </text:list-item>
        <text:list-item>
          <text:p text:style-name="P2"><text:span text:style-name="Strong_20_Emphasis">11. Town Map Navigation &amp; Time Cost Rules</text:span></text:p>
        </text:list-item>
      </text:list>
      <text:p text:style-name="Text_20_body">All tuned for TSUKIDERE’s VN + RPG hybrid, tying back into Arete and Dream progression.</text:p>
      <text:p text:style-name="Horizontal_20_Line"/>
      <text:h text:style-name="Heading_20_2" text:outline-level="2">8. Economy / Currency &amp; Shops</text:h>
      <text:h text:style-name="Heading_20_3" text:outline-level="3">8.1 Currency &amp; Money Flow</text:h>
      <text:p text:style-name="Text_20_body"><text:span text:style-name="Strong_20_Emphasis">Currency:</text:span></text:p>
      <text:list xml:id="list6984163621752401547" text:style-name="L2">
        <text:list-item>
          <text:p text:style-name="P3">Regular American money: <text:span text:style-name="Strong_20_Emphasis">$ (dollars)</text:span> shown in UI as <text:span text:style-name="Source_20_Text">Cash: $XX</text:span>.</text:p>
        </text:list-item>
      </text:list>
      <text:p text:style-name="Text_20_body"><text:span text:style-name="Strong_20_Emphasis">Core Principles:</text:span></text:p>
      <text:list xml:id="list8653610807792906472" text:style-name="L3">
        <text:list-item>
          <text:p text:style-name="P4">Nyx should <text:span text:style-name="Strong_20_Emphasis">feel</text:span> money: you can’t buy everything, but you’re never forced to grind.</text:p>
        </text:list-item>
        <text:list-item>
          <text:p text:style-name="P4">Money supports <text:span text:style-name="Strong_20_Emphasis">healing, gifts, and flavor</text:span>, not powergaming.</text:p>
        </text:list-item>
      </text:list>
      <text:p text:style-name="Text_20_body"><text:span text:style-name="Strong_20_Emphasis">Main Income Sources:</text:span></text:p>
      <text:list xml:id="list5464804760236726819" text:style-name="L4">
        <text:list-item>
          <text:p text:style-name="P5"><text:span text:style-name="Strong_20_Emphasis">Part-Time Gigs / Events</text:span></text:p>
          <text:list>
            <text:list-item>
              <text:p text:style-name="P5">Occasional, story-tied shifts:</text:p>
              <text:list>
                <text:list-item>
                  <text:p text:style-name="P5">Helping Marco/Lila at <text:span text:style-name="Strong_20_Emphasis">Brothers Pizza</text:span>.</text:p>
                </text:list-item>
                <text:list-item>
                  <text:p text:style-name="P5">Cleaning with Ivan / Amrita at <text:span text:style-name="Strong_20_Emphasis">Apartment Complex</text:span>.</text:p>
                </text:list-item>
                <text:list-item>
                  <text:p text:style-name="P5">Extra hands for Carmen’s <text:span text:style-name="Strong_20_Emphasis">Mexican restaurant</text:span> during busy nights.</text:p>
                </text:list-item>
                <text:list-item>
                  <text:p text:style-name="P5">Seasonal help with Robbie at <text:span text:style-name="Strong_20_Emphasis">Boardwalk / toy/candy shops</text:span>.</text:p>
                </text:list-item>
              </text:list>
            </text:list-item>
            <text:list-item>
              <text:p text:style-name="P5">Pay: roughly <text:span text:style-name="Strong_20_Emphasis">$20–40 per “shift”</text:span> (consumes one time segment).</text:p>
            </text:list-item>
          </text:list>
        </text:list-item>
        <text:list-item>
          <text:p text:style-name="P5"><text:soft-page-break/><text:span text:style-name="Strong_20_Emphasis">Small Errands / Micro Tasks</text:span></text:p>
          <text:list>
            <text:list-item>
              <text:p text:style-name="P5">Deliveries, helping Nadia at Grocery, carrying boxes for Rae, etc.</text:p>
            </text:list-item>
            <text:list-item>
              <text:p text:style-name="P5">Pay: <text:span text:style-name="Strong_20_Emphasis">$5–15</text:span>, often combined with affection/Arete changes.</text:p>
            </text:list-item>
          </text:list>
        </text:list-item>
        <text:list-item>
          <text:p text:style-name="P5"><text:span text:style-name="Strong_20_Emphasis">Quest Rewards</text:span></text:p>
          <text:list>
            <text:list-item>
              <text:p text:style-name="P5">Some [Lost] and larger <text:span text:style-name="Strong_20_Emphasis">character quests</text:span> award money instead of (or in addition to) items and affection.</text:p>
            </text:list-item>
            <text:list-item>
              <text:p text:style-name="P5">Typical: <text:span text:style-name="Strong_20_Emphasis">$10–30</text:span>.</text:p>
            </text:list-item>
          </text:list>
        </text:list-item>
        <text:list-item>
          <text:p text:style-name="P5"><text:span text:style-name="Strong_20_Emphasis">Minigames (Optional)</text:span></text:p>
          <text:list>
            <text:list-item>
              <text:p text:style-name="P5">Arcade game with Cas, simple boardwalk game, etc.</text:p>
            </text:list-item>
            <text:list-item>
              <text:p text:style-name="P5">Low stakes: you might win/lose <text:span text:style-name="Strong_20_Emphasis">small amounts</text:span> (±$1–5).</text:p>
            </text:list-item>
          </text:list>
        </text:list-item>
      </text:list>
      <text:p text:style-name="Text_20_body"><text:span text:style-name="Strong_20_Emphasis">Expected Economy Curve:</text:span></text:p>
      <text:list xml:id="list3095255382309070304" text:style-name="L5">
        <text:list-item>
          <text:p text:style-name="P6">Early game:</text:p>
          <text:list>
            <text:list-item>
              <text:p text:style-name="P6">Nyx usually has around <text:span text:style-name="Strong_20_Emphasis">$20–60</text:span> at any moment.</text:p>
            </text:list-item>
          </text:list>
        </text:list-item>
        <text:list-item>
          <text:p text:style-name="P6">Mid game:</text:p>
          <text:list>
            <text:list-item>
              <text:p text:style-name="P6">With better planning, can float around <text:span text:style-name="Strong_20_Emphasis">$60–120</text:span>.</text:p>
            </text:list-item>
          </text:list>
        </text:list-item>
        <text:list-item>
          <text:p text:style-name="P6">Late game:</text:p>
          <text:list>
            <text:list-item>
              <text:p text:style-name="P6">Peaks at <text:span text:style-name="Strong_20_Emphasis">$150–200+</text:span> if you actively take jobs and quests.</text:p>
            </text:list-item>
          </text:list>
        </text:list-item>
      </text:list>
      <text:p text:style-name="Text_20_body">This supports regular consumable use, occasional Rare purchases, and some splurges without endless grinding.</text:p>
      <text:p text:style-name="Horizontal_20_Line"/>
      <text:h text:style-name="Heading_20_3" text:outline-level="3">8.2 Shop Types &amp; Inventories (Town)</text:h>
      <text:p text:style-name="Text_20_body">Each Town store sells <text:span text:style-name="Strong_20_Emphasis">thematically relevant items</text:span>; everything ties into your existing item categories.</text:p>
      <text:p text:style-name="Text_20_body"><text:span text:style-name="Strong_20_Emphasis">Price Tiers (approx.):</text:span></text:p>
      <text:list xml:id="list3441698671642060768" text:style-name="L6">
        <text:list-item>
          <text:p text:style-name="P7"><text:span text:style-name="Strong_20_Emphasis">Tier 1 (Cheap / Everyday):</text:span> $1–5</text:p>
          <text:list>
            <text:list-item>
              <text:p text:style-name="P7">Snacks, low-tier healing, basic trinkets.</text:p>
            </text:list-item>
          </text:list>
        </text:list-item>
        <text:list-item>
          <text:p text:style-name="P7"><text:span text:style-name="Strong_20_Emphasis">Tier 2 (Standard):</text:span> $6–15</text:p>
          <text:list>
            <text:list-item>
              <text:p text:style-name="P7">Better healing, minor buffs, simple gift items.</text:p>
            </text:list-item>
          </text:list>
        </text:list-item>
        <text:list-item>
          <text:p text:style-name="P7"><text:span text:style-name="Strong_20_Emphasis">Tier 3 (Premium):</text:span> $16–40</text:p>
          <text:list>
            <text:list-item>
              <text:p text:style-name="P7">Strong consumables, specialty gifts, rare ingredients.</text:p>
            </text:list-item>
          </text:list>
        </text:list-item>
        <text:list-item>
          <text:p text:style-name="P7"><text:span text:style-name="Strong_20_Emphasis">Tier 4 (Special / Limited):</text:span> $50–120</text:p>
          <text:list>
            <text:list-item>
              <text:p text:style-name="P7">Rare items, multi-use passives, event-limited goods.</text:p>
            </text:list-item>
          </text:list>
        </text:list-item>
      </text:list>
      <text:h text:style-name="Heading_20_4" text:outline-level="4"><text:soft-page-break/>8.2.1 Convenience Store (Sima)</text:h>
      <text:list xml:id="list8313056097230921222" text:style-name="L7">
        <text:list-item>
          <text:p text:style-name="P8">Sells:</text:p>
          <text:list>
            <text:list-item>
              <text:p text:style-name="P8"><text:span text:style-name="Strong_20_Emphasis">Snacks &amp; drinks</text:span>: Cheap HP/Resolve bumps (e.g., Strawberry Fizz, chips, cheap coffee).</text:p>
            </text:list-item>
            <text:list-item>
              <text:p text:style-name="P8"><text:span text:style-name="Strong_20_Emphasis">Everyday essentials</text:span>: umbrella (Rain event flag), phone charger (prevents small mishaps), etc.</text:p>
            </text:list-item>
          </text:list>
        </text:list-item>
        <text:list-item>
          <text:p text:style-name="P8">Price Range: $1–10.</text:p>
        </text:list-item>
        <text:list-item>
          <text:p text:style-name="P8">Specialty: impulsive, low-cost items; easy gifts for younger NPCs.</text:p>
        </text:list-item>
      </text:list>
      <text:h text:style-name="Heading_20_4" text:outline-level="4">8.2.2 Grocery Store (Nadia)</text:h>
      <text:list xml:id="list8933128292662727351" text:style-name="L8">
        <text:list-item>
          <text:p text:style-name="P9">Sells:</text:p>
          <text:list>
            <text:list-item>
              <text:p text:style-name="P9"><text:span text:style-name="Strong_20_Emphasis">Healthier food</text:span> (Park Bento ingredients, simple meals).</text:p>
            </text:list-item>
            <text:list-item>
              <text:p text:style-name="P9">Some utility items (thermos, lunch boxes).</text:p>
            </text:list-item>
          </text:list>
        </text:list-item>
        <text:list-item>
          <text:p text:style-name="P9">Price Range: $5–20.</text:p>
        </text:list-item>
        <text:list-item>
          <text:p text:style-name="P9">Specialty: items that boost <text:span text:style-name="Strong_20_Emphasis">Physical Harmony</text:span> and support Temperance.</text:p>
        </text:list-item>
      </text:list>
      <text:h text:style-name="Heading_20_4" text:outline-level="4">8.2.3 Brothers Pizza (Marco &amp; Lila)</text:h>
      <text:list xml:id="list4353367523754352268" text:style-name="L9">
        <text:list-item>
          <text:p text:style-name="P10">Sells:</text:p>
          <text:list>
            <text:list-item>
              <text:p text:style-name="P10"><text:span text:style-name="Strong_20_Emphasis">Brothers Slice</text:span>, <text:span text:style-name="Strong_20_Emphasis">Full Pie</text:span>, soda combos.</text:p>
            </text:list-item>
            <text:list-item>
              <text:p text:style-name="P10">Occasional event-limited items during festivals.</text:p>
            </text:list-item>
          </text:list>
        </text:list-item>
        <text:list-item>
          <text:p text:style-name="P10">Price Range: $3–15.</text:p>
        </text:list-item>
        <text:list-item>
          <text:p text:style-name="P10">Specialty: comforting HP heals and great <text:span text:style-name="Strong_20_Emphasis">gift food</text:span>.</text:p>
        </text:list-item>
      </text:list>
      <text:h text:style-name="Heading_20_4" text:outline-level="4">8.2.4 Candy Store / Ice Cream Shop (Boardwalk)</text:h>
      <text:list xml:id="list5737083735616768269" text:style-name="L10">
        <text:list-item>
          <text:p text:style-name="P11">Sells:</text:p>
          <text:list>
            <text:list-item>
              <text:p text:style-name="P11"><text:span text:style-name="Strong_20_Emphasis">Sea Salt Caramels</text:span>, sweet treats, themed stuff (cotton candy, sundaes).</text:p>
            </text:list-item>
          </text:list>
        </text:list-item>
        <text:list-item>
          <text:p text:style-name="P11">Price Range: $2–10.</text:p>
        </text:list-item>
        <text:list-item>
          <text:p text:style-name="P11">Specialty: <text:span text:style-name="Strong_20_Emphasis">Emotional</text:span> &amp; <text:span text:style-name="Strong_20_Emphasis">Social</text:span> items (date snacks, kid gifts).</text:p>
        </text:list-item>
      </text:list>
      <text:h text:style-name="Heading_20_4" text:outline-level="4">8.2.5 Coffee Shop (Mina’s workplace)</text:h>
      <text:list xml:id="list498578110828091656" text:style-name="L11">
        <text:list-item>
          <text:p text:style-name="P12">Sells:</text:p>
          <text:list>
            <text:list-item>
              <text:p text:style-name="P12"><text:span text:style-name="Strong_20_Emphasis">Black Coffee</text:span>, specialty drinks, <text:span text:style-name="Strong_20_Emphasis">Chamomile Thermos</text:span>.</text:p>
            </text:list-item>
            <text:list-item>
              <text:p text:style-name="P12">Simple pastries (small HP/Resolve boosts).</text:p>
            </text:list-item>
          </text:list>
        </text:list-item>
        <text:list-item>
          <text:p text:style-name="P12">Price Range: $3–15.</text:p>
        </text:list-item>
        <text:list-item>
          <text:p text:style-name="P12">Specialty: items that affect <text:span text:style-name="Strong_20_Emphasis">Psychological &amp; Emotional</text:span> states.</text:p>
        </text:list-item>
      </text:list>
      <text:h text:style-name="Heading_20_4" text:outline-level="4"><text:soft-page-break/>8.2.6 Deli (Gus)</text:h>
      <text:list xml:id="list23819773652885782" text:style-name="L12">
        <text:list-item>
          <text:p text:style-name="P13">Sells:</text:p>
          <text:list>
            <text:list-item>
              <text:p text:style-name="P13">Sandwiches, <text:span text:style-name="Strong_20_Emphasis">Hot Broth Cup</text:span>, basic lunch combos.</text:p>
            </text:list-item>
          </text:list>
        </text:list-item>
        <text:list-item>
          <text:p text:style-name="P13">Price Range: $5–12.</text:p>
        </text:list-item>
        <text:list-item>
          <text:p text:style-name="P13">Specialty: physical comfort food, “worker” energy.</text:p>
        </text:list-item>
      </text:list>
      <text:h text:style-name="Heading_20_4" text:outline-level="4">8.2.7 Mexican Restaurant (Carmen)</text:h>
      <text:list xml:id="list2192269090308586399" text:style-name="L13">
        <text:list-item>
          <text:p text:style-name="P14">Sells:</text:p>
          <text:list>
            <text:list-item>
              <text:p text:style-name="P14">Event-based takeaway meals; Mexican dishes with stronger healing / buff multiples.</text:p>
            </text:list-item>
          </text:list>
        </text:list-item>
        <text:list-item>
          <text:p text:style-name="P14">Price Range: $10–25.</text:p>
        </text:list-item>
        <text:list-item>
          <text:p text:style-name="P14">Specialty: hearty meals → <text:span text:style-name="Strong_20_Emphasis">HP + Resolve</text:span> and small <text:span text:style-name="Strong_20_Emphasis">Social/Emotional</text:span> buffs when shared.</text:p>
        </text:list-item>
      </text:list>
      <text:h text:style-name="Heading_20_4" text:outline-level="4">8.2.8 Bar (Simon) – limited for Nyx</text:h>
      <text:list xml:id="list6327312247054419195" text:style-name="L14">
        <text:list-item>
          <text:p text:style-name="P15">Sells:</text:p>
          <text:list>
            <text:list-item>
              <text:p text:style-name="P15"><text:span text:style-name="Strong_20_Emphasis">Non-alcoholic</text:span> drinks (coffee, soda, fancy mocktails).</text:p>
            </text:list-item>
            <text:list-item>
              <text:p text:style-name="P15">Occasional risky [Psychedelic]-adjacent items via Simon (tied to story).</text:p>
            </text:list-item>
          </text:list>
        </text:list-item>
        <text:list-item>
          <text:p text:style-name="P15">Price Range: $5–20.</text:p>
        </text:list-item>
        <text:list-item>
          <text:p text:style-name="P15">Specialty: risky consumables that interact with substance themes and Arete (careful gating).</text:p>
        </text:list-item>
      </text:list>
      <text:h text:style-name="Heading_20_4" text:outline-level="4">8.2.9 Surf Shop, Skate Shop, Toy Store, Bookstore</text:h>
      <text:list xml:id="list2515409748876976746" text:style-name="L15">
        <text:list-item>
          <text:p text:style-name="P16">Sell:</text:p>
          <text:list>
            <text:list-item>
              <text:p text:style-name="P16"><text:span text:style-name="Strong_20_Emphasis">Gift items</text:span> and some utility items (e.g., Comfort Blanket, old comics, hobby gear).</text:p>
            </text:list-item>
          </text:list>
        </text:list-item>
        <text:list-item>
          <text:p text:style-name="P16">Price Range: $5–40.</text:p>
        </text:list-item>
        <text:list-item>
          <text:p text:style-name="P16">Specialty:</text:p>
          <text:list>
            <text:list-item>
              <text:p text:style-name="P16">Surf/skate shops: items boosting Physical facets or relationships with Rae, Rowan, Milo.</text:p>
            </text:list-item>
            <text:list-item>
              <text:p text:style-name="P16">Bookstore: zine-like materials, lore books, small psych/self-help items.</text:p>
            </text:list-item>
          </text:list>
        </text:list-item>
      </text:list>
      <text:h text:style-name="Heading_20_4" text:outline-level="4">8.2.10 Library (Theo &amp; Elsie) – Semi-Shop</text:h>
      <text:list xml:id="list4183345041882948948" text:style-name="L16">
        <text:list-item>
          <text:p text:style-name="P17">Some <text:span text:style-name="Strong_20_Emphasis">Zines</text:span> or special copies might require a <text:span text:style-name="Strong_20_Emphasis">deposit or fee</text:span> ($5–10) instead of normal purchase.</text:p>
        </text:list-item>
        <text:list-item>
          <text:p text:style-name="P17">You may also pay small fines for late returns.</text:p>
        </text:list-item>
      </text:list>
      <text:p text:style-name="Horizontal_20_Line"/>
      <text:h text:style-name="Heading_20_3" text:outline-level="3">8.3 Dream Shops: Inverted Stores &amp; [Psychedelic] Versions</text:h>
      <text:p text:style-name="Text_20_body">In The Dream, the <text:span text:style-name="Strong_20_Emphasis">inverted versions</text:span> of Town shops appear as surreal equivalents with <text:span text:style-name="Strong_20_Emphasis">shopkeeper </text:span><text:soft-page-break/><text:span text:style-name="Strong_20_Emphasis">Nightmares / strange NPCs</text:span>, selling <text:span text:style-name="Strong_20_Emphasis">[Psychedelic] variants</text:span> of normal items.</text:p>
      <text:p text:style-name="Text_20_body"><text:span text:style-name="Strong_20_Emphasis">Currency in Dream:</text:span></text:p>
      <text:list xml:id="list4044956369695392688" text:style-name="L17">
        <text:list-item>
          <text:p text:style-name="P18">Still shown as <text:span text:style-name="Strong_20_Emphasis">$</text:span>, but thematically as “loose change” scattered from Nyx’s pockets / subconscious.</text:p>
        </text:list-item>
        <text:list-item>
          <text:p text:style-name="P18">Mechanically, use the same <text:span text:style-name="Source_20_Text">Cash</text:span> variable (Dream purchases reduce real currency) to reflect how mental spending affects Nyx’s waking resources.</text:p>
        </text:list-item>
      </text:list>
      <text:p text:style-name="Text_20_body"><text:span text:style-name="Strong_20_Emphasis">Examples:</text:span></text:p>
      <text:list xml:id="list5276690287096774749" text:style-name="L18">
        <text:list-item>
          <text:p text:style-name="P19"><text:span text:style-name="Strong_20_Emphasis">Inverted Convenience Store (Staticmart)</text:span></text:p>
          <text:list>
            <text:list-item>
              <text:p text:style-name="P19">Sells: <text:span text:style-name="Strong_20_Emphasis">Color-Shift Candy</text:span>, <text:span text:style-name="Strong_20_Emphasis">Glitch Sticker Sheet</text:span>, strange sodas that alter encounter patterns.</text:p>
            </text:list-item>
            <text:list-item>
              <text:p text:style-name="P19">Prices: $8–20 (Psychedelic items are pricier but potent).</text:p>
            </text:list-item>
          </text:list>
        </text:list-item>
        <text:list-item>
          <text:p text:style-name="P19"><text:span text:style-name="Strong_20_Emphasis">Inverted Coffee Shop (Sleep Café)</text:span></text:p>
          <text:list>
            <text:list-item>
              <text:p text:style-name="P19">Sells: <text:span text:style-name="Strong_20_Emphasis">Lucid Capsule</text:span>, <text:span text:style-name="Strong_20_Emphasis">Neon Ink Pen</text:span>, Dream-only teas that alter UI or Dream weather.</text:p>
            </text:list-item>
            <text:list-item>
              <text:p text:style-name="P19">Prices: $12–30.</text:p>
            </text:list-item>
          </text:list>
        </text:list-item>
        <text:list-item>
          <text:p text:style-name="P19"><text:span text:style-name="Strong_20_Emphasis">Inverted Candy/Ice Cream (Melted Parlour)</text:span></text:p>
          <text:list>
            <text:list-item>
              <text:p text:style-name="P19">Sells: <text:span text:style-name="Strong_20_Emphasis">Dream Salt</text:span>, <text:span text:style-name="Strong_20_Emphasis">Static Snowglobe</text:span>, wild sweets that distort reality.</text:p>
            </text:list-item>
          </text:list>
        </text:list-item>
        <text:list-item>
          <text:p text:style-name="P19"><text:span text:style-name="Strong_20_Emphasis">Inverted Bar (Spiral Counter)</text:span></text:p>
          <text:list>
            <text:list-item>
              <text:p text:style-name="P19">Sells: high-risk high-reward Psychedelics (e.g., Coral Spine, Echo Cassette) with bigger Arete swings.</text:p>
            </text:list-item>
          </text:list>
        </text:list-item>
      </text:list>
      <text:p text:style-name="Text_20_body"><text:span text:style-name="Strong_20_Emphasis">Balance:</text:span></text:p>
      <text:list xml:id="list387090360335590563" text:style-name="L19">
        <text:list-item>
          <text:p text:style-name="P20">Psychedelic items are:</text:p>
          <text:list>
            <text:list-item>
              <text:p text:style-name="P20">Limited stock per night/week.</text:p>
            </text:list-item>
            <text:list-item>
              <text:p text:style-name="P20">Expensive enough that you <text:span text:style-name="Strong_20_Emphasis">choose</text:span> which to try, not spam everything.</text:p>
            </text:list-item>
          </text:list>
        </text:list-item>
        <text:list-item>
          <text:p text:style-name="P20">Ideal sweet spot:</text:p>
          <text:list>
            <text:list-item>
              <text:p text:style-name="P20">In a given chapter you can afford a couple of <text:span text:style-name="Strong_20_Emphasis">Psychedelics</text:span> without grinding, if you do a few gigs and don’t waste everything on junk food.</text:p>
            </text:list-item>
          </text:list>
        </text:list-item>
      </text:list>
      <text:p text:style-name="Horizontal_20_Line"/>
      <text:h text:style-name="Heading_20_2" text:outline-level="2">9. Quest / Task System</text:h>
      <text:h text:style-name="Heading_20_3" text:outline-level="3">9.1 Quest Object &amp; Types</text:h>
      <text:p text:style-name="Text_20_body">Each quest/task is represented internally by:</text:p>
      <text:p text:style-name="Preformatted_20_Text"><text:span text:style-name="Source_20_Text">quest_id</text:span></text:p>
      <text:p text:style-name="Preformatted_20_Text"><text:span text:style-name="Source_20_Text">title</text:span></text:p>
      <text:p text:style-name="Preformatted_20_Text"><text:span text:style-name="Source_20_Text">type <text:s text:c="16"/># lost_item / character / main / activity</text:span></text:p>
      <text:p text:style-name="Preformatted_20_Text"><text:span text:style-name="Source_20_Text">giver_npc_id</text:span></text:p>
      <text:p text:style-name="Preformatted_20_Text"><text:span text:style-name="Source_20_Text">description_brief</text:span></text:p>
      <text:p text:style-name="Preformatted_20_Text"><text:soft-page-break/><text:span text:style-name="Source_20_Text">description_detail</text:span></text:p>
      <text:p text:style-name="Preformatted_20_Text"><text:span text:style-name="Source_20_Text">status <text:s text:c="14"/># inactive / active / completed / failed</text:span></text:p>
      <text:p text:style-name="Preformatted_20_Text"><text:span text:style-name="Source_20_Text">flags_on_accept</text:span></text:p>
      <text:p text:style-name="Preformatted_20_Text"><text:span text:style-name="Source_20_Text">flags_on_complete</text:span></text:p>
      <text:p text:style-name="Preformatted_20_Text"><text:span text:style-name="Source_20_Text">flags_on_fail</text:span></text:p>
      <text:p text:style-name="Preformatted_20_Text"><text:span text:style-name="Source_20_Text">arete_effects_on_complete</text:span></text:p>
      <text:p text:style-name="Preformatted_20_Text"><text:span text:style-name="Source_20_Text">arete_effects_on_fail</text:span></text:p>
      <text:p text:style-name="Preformatted_20_Text"><text:span text:style-name="Source_20_Text">npc_affection_changes</text:span></text:p>
      <text:p text:style-name="Preformatted_20_Text"><text:span text:style-name="Source_20_Text">deadline <text:s text:c="12"/># optional day or event key</text:span></text:p>
      <text:p text:style-name="P1"><text:span text:style-name="Source_20_Text">log_entries <text:s text:c="9"/># narrative notes as the quest progresses</text:span></text:p>
      <text:p text:style-name="Text_20_body"><text:span text:style-name="Strong_20_Emphasis">Types:</text:span></text:p>
      <text:list xml:id="list3304788227349700129" text:style-name="L20">
        <text:list-item>
          <text:p text:style-name="P21"><text:span text:style-name="Strong_20_Emphasis">[Lost Item] Quests</text:span></text:p>
          <text:list>
            <text:list-item>
              <text:p text:style-name="P21">e.g., “Return Abby’s Strawberry Clip”, “Return Jax’s Pick Necklace.”</text:p>
            </text:list-item>
            <text:list-item>
              <text:p text:style-name="P21">Objectives: find and return the item (or mis-deliver).</text:p>
            </text:list-item>
          </text:list>
        </text:list-item>
        <text:list-item>
          <text:p text:style-name="P21"><text:span text:style-name="Strong_20_Emphasis">Character Quests (Friend Arcs / Apotheosis)</text:span></text:p>
          <text:list>
            <text:list-item>
              <text:p text:style-name="P21">Multi-step storylines for Rowan, Mina, Theo, Cas, Jax, Talia.</text:p>
            </text:list-item>
            <text:list-item>
              <text:p text:style-name="P21">Objectives: emotional milestones, key choices, specific events.</text:p>
            </text:list-item>
          </text:list>
        </text:list-item>
        <text:list-item>
          <text:p text:style-name="P21"><text:span text:style-name="Strong_20_Emphasis">Main Story Tasks</text:span></text:p>
          <text:list>
            <text:list-item>
              <text:p text:style-name="P21">Key Dream confrontations, required Town scenes.</text:p>
            </text:list-item>
          </text:list>
        </text:list-item>
        <text:list-item>
          <text:p text:style-name="P21"><text:span text:style-name="Strong_20_Emphasis">Activity / Job Tasks</text:span></text:p>
          <text:list>
            <text:list-item>
              <text:p text:style-name="P21">Shift at Brothers Pizza, help at Community Hall, etc.</text:p>
            </text:list-item>
          </text:list>
        </text:list-item>
      </text:list>
      <text:p text:style-name="Horizontal_20_Line"/>
      <text:h text:style-name="Heading_20_3" text:outline-level="3">9.2 Quest Log UI</text:h>
      <text:p text:style-name="Text_20_body">Accessible via:</text:p>
      <text:list xml:id="list3888517480108104495" text:style-name="L21">
        <text:list-item>
          <text:p text:style-name="P22">Main menu (Journal → <text:span text:style-name="Source_20_Text">Tasks &amp; Quests</text:span>).</text:p>
        </text:list-item>
      </text:list>
      <text:p text:style-name="Text_20_body"><text:span text:style-name="Strong_20_Emphasis">Sections:</text:span></text:p>
      <text:list xml:id="list4501180716731813986" text:style-name="L22">
        <text:list-item>
          <text:p text:style-name="P23"><text:span text:style-name="Strong_20_Emphasis">Active</text:span> – tasks currently in progress.</text:p>
        </text:list-item>
        <text:list-item>
          <text:p text:style-name="P23"><text:span text:style-name="Strong_20_Emphasis">Completed</text:span> – tasks finished; show brief summary and outcomes.</text:p>
        </text:list-item>
        <text:list-item>
          <text:p text:style-name="P23"><text:span text:style-name="Strong_20_Emphasis">Failed / Missed</text:span> – tasks that expired or were failed.</text:p>
        </text:list-item>
      </text:list>
      <text:p text:style-name="Text_20_body">Each entry:</text:p>
      <text:list xml:id="list6079702649429255524" text:style-name="L23">
        <text:list-item>
          <text:p text:style-name="P24"><text:span text:style-name="Strong_20_Emphasis">Title</text:span></text:p>
        </text:list-item>
        <text:list-item>
          <text:p text:style-name="P24"><text:span text:style-name="Strong_20_Emphasis">Short Description</text:span> (“Help Jax finish his new song about the boardwalk.”)</text:p>
        </text:list-item>
        <text:list-item>
          <text:p text:style-name="P24"><text:span text:style-name="Strong_20_Emphasis">Hint</text:span> (if any) – where to go next; updates after hitting key steps.</text:p>
        </text:list-item>
        <text:list-item>
          <text:p text:style-name="P24"><text:span text:style-name="Strong_20_Emphasis">Icon or tags</text:span> – Lost Item, Friend, Main, Job.</text:p>
        </text:list-item>
        <text:list-item>
          <text:p text:style-name="P24"><text:span text:style-name="Strong_20_Emphasis">Optional: NPC faces</text:span> involved.</text:p>
        </text:list-item>
      </text:list>
      <text:p text:style-name="Text_20_body">When you progress a quest, a <text:span text:style-name="Strong_20_Emphasis">log entry</text:span> is added with a short narrative line (“We argued about the <text:soft-page-break/>lyrics. I might have gone too far.”).</text:p>
      <text:p text:style-name="Horizontal_20_Line"/>
      <text:h text:style-name="Heading_20_3" text:outline-level="3">9.3 Flags &amp; Arete/Affection Effects</text:h>
      <text:p text:style-name="Text_20_body">Each quest’s completion or failure sets/clears flags and changes Arete and friendship values.</text:p>
      <text:p text:style-name="Text_20_body"><text:span text:style-name="Strong_20_Emphasis">Example: [Lost] – Abby’s Strawberry Hair Clip</text:span></text:p>
      <text:list xml:id="list4332744633012285300" text:style-name="L24">
        <text:list-item>
          <text:p text:style-name="P25"><text:span text:style-name="Source_20_Text">quest_id</text:span>: <text:span text:style-name="Source_20_Text">lost_abby_clip</text:span></text:p>
        </text:list-item>
        <text:list-item>
          <text:p text:style-name="P25"><text:span text:style-name="Strong_20_Emphasis">Complete (returned to Abby kindly):</text:span></text:p>
          <text:list>
            <text:list-item>
              <text:p text:style-name="P25"><text:span text:style-name="Source_20_Text">arete_effects_on_complete</text:span>:</text:p>
              <text:list>
                <text:list-item>
                  <text:p text:style-name="P25">Emotional Harmony +1 (Empathy)</text:p>
                </text:list-item>
                <text:list-item>
                  <text:p text:style-name="P25">Social Harmony +1 (Care for Younger)</text:p>
                </text:list-item>
              </text:list>
            </text:list-item>
            <text:list-item>
              <text:p text:style-name="P25"><text:span text:style-name="Source_20_Text">npc_affection_changes</text:span>:</text:p>
              <text:list>
                <text:list-item>
                  <text:p text:style-name="P25">abby +3, kayla +1 (if Kayla sees), ms_cho +1</text:p>
                </text:list-item>
              </text:list>
            </text:list-item>
            <text:list-item>
              <text:p text:style-name="P25"><text:span text:style-name="Source_20_Text">flags_on_complete</text:span>:</text:p>
              <text:list>
                <text:list-item>
                  <text:p text:style-name="P25"><text:span text:style-name="Source_20_Text">abby_trust_high</text:span> = true</text:p>
                </text:list-item>
              </text:list>
            </text:list-item>
          </text:list>
        </text:list-item>
        <text:list-item>
          <text:p text:style-name="P25"><text:span text:style-name="Strong_20_Emphasis">Failed (never returned; time passes):</text:span></text:p>
          <text:list>
            <text:list-item>
              <text:p text:style-name="P25"><text:span text:style-name="Source_20_Text">arete_effects_on_fail</text:span>:</text:p>
              <text:list>
                <text:list-item>
                  <text:p text:style-name="P25">Emotional Strife +1 (Neglect)</text:p>
                </text:list-item>
              </text:list>
            </text:list-item>
            <text:list-item>
              <text:p text:style-name="P25"><text:span text:style-name="Source_20_Text">npc_affection_changes</text:span>:</text:p>
              <text:list>
                <text:list-item>
                  <text:p text:style-name="P25">abby –1</text:p>
                </text:list-item>
              </text:list>
            </text:list-item>
            <text:list-item>
              <text:p text:style-name="P25"><text:span text:style-name="Source_20_Text">flags_on_fail</text:span>:</text:p>
              <text:list>
                <text:list-item>
                  <text:p text:style-name="P25"><text:span text:style-name="Source_20_Text">abby_lost_item_unsaid</text:span> = true (may show up in Dream scenes).</text:p>
                </text:list-item>
              </text:list>
            </text:list-item>
          </text:list>
        </text:list-item>
      </text:list>
      <text:p text:style-name="Text_20_body"><text:span text:style-name="Strong_20_Emphasis">Example: Character Quest – Help Jax Write a New Song</text:span></text:p>
      <text:list xml:id="list4626090161908304620" text:style-name="L25">
        <text:list-item>
          <text:p text:style-name="P26">Multi-step:</text:p>
          <text:list>
            <text:list-item>
              <text:p text:style-name="P26">Listen to rough draft.</text:p>
            </text:list-item>
            <text:list-item>
              <text:p text:style-name="P26">Attend practice session.</text:p>
            </text:list-item>
            <text:list-item>
              <text:p text:style-name="P26">Help him decide between exploitative gig vs honest performance.</text:p>
            </text:list-item>
          </text:list>
        </text:list-item>
        <text:list-item>
          <text:p text:style-name="P26"><text:span text:style-name="Strong_20_Emphasis">Healthy completion</text:span> (support honest song and self-respecting choice):</text:p>
          <text:list>
            <text:list-item>
              <text:p text:style-name="P26">Jax trust + big, Emotional Harmony +2, Spiritual Harmony +1.</text:p>
            </text:list-item>
            <text:list-item>
              <text:p text:style-name="P26">Unlock Jax Apotheosis path.</text:p>
            </text:list-item>
          </text:list>
        </text:list-item>
        <text:list-item>
          <text:p text:style-name="P26"><text:span text:style-name="Strong_20_Emphasis">Compromised completion</text:span> (push him into a harmful gig for clout):</text:p>
          <text:list>
            <text:list-item>
              <text:p text:style-name="P26">Jax bond may still increase, but trust decreases or fractures.</text:p>
            </text:list-item>
            <text:list-item>
              <text:p text:style-name="P26">Social Harmony/Spiritual Strife changes; Dream boss fights involving music get <text:soft-page-break/>rougher.</text:p>
            </text:list-item>
          </text:list>
        </text:list-item>
      </text:list>
      <text:p text:style-name="Horizontal_20_Line"/>
      <text:h text:style-name="Heading_20_3" text:outline-level="3">9.4 Deadlines &amp; Missable Content</text:h>
      <text:p text:style-name="Text_20_body">Some quests have <text:span text:style-name="Strong_20_Emphasis">implicit or explicit deadlines</text:span>:</text:p>
      <text:list xml:id="list5613483297107780999" text:style-name="L26">
        <text:list-item>
          <text:p text:style-name="P27">“Return X by end of the festival weekend.”</text:p>
        </text:list-item>
        <text:list-item>
          <text:p text:style-name="P27">“Attend Y’s concert tonight or miss it.”</text:p>
        </text:list-item>
      </text:list>
      <text:p text:style-name="Text_20_body">If missed:</text:p>
      <text:list xml:id="list5216658588235898354" text:style-name="L27">
        <text:list-item>
          <text:p text:style-name="P28">Marked as <text:span text:style-name="Strong_20_Emphasis">Failed</text:span> in log.</text:p>
        </text:list-item>
        <text:list-item>
          <text:p text:style-name="P28">Arete effects reflect the emotional meaning of missing it (guilt, regret, or sometimes necessary boundaries).</text:p>
        </text:list-item>
      </text:list>
      <text:p text:style-name="Text_20_body">The player never sees a big “YOU FAILED” screen; it’s logged quietly, with story &amp; Dream consequences.</text:p>
      <text:p text:style-name="Horizontal_20_Line"/>
      <text:h text:style-name="Heading_20_2" text:outline-level="2">11. Town Map Navigation &amp; Time Cost Rules</text:h>
      <text:h text:style-name="Heading_20_3" text:outline-level="3">11.1 Major Districts</text:h>
      <text:p text:style-name="Text_20_body">You don’t simulate every street, just <text:span text:style-name="Strong_20_Emphasis">district-level navigation</text:span>:</text:p>
      <text:list xml:id="list3466868804123227155" text:style-name="L28">
        <text:list-item>
          <text:p text:style-name="P29"><text:span text:style-name="Strong_20_Emphasis">Home District (Player Home + Apartment Complex)</text:span></text:p>
        </text:list-item>
        <text:list-item>
          <text:p text:style-name="P29"><text:span text:style-name="Strong_20_Emphasis">Strawberry Park &amp; Residential Fringe</text:span></text:p>
        </text:list-item>
        <text:list-item>
          <text:p text:style-name="P29"><text:span text:style-name="Strong_20_Emphasis">Main Street &amp; Downtown (Deli, Bros Pizza, Diner, etc.)</text:span></text:p>
        </text:list-item>
        <text:list-item>
          <text:p text:style-name="P29"><text:span text:style-name="Strong_20_Emphasis">Outdoor Mall (Coffee shop, Bookstore, Toy store, fancy shops)</text:span></text:p>
        </text:list-item>
        <text:list-item>
          <text:p text:style-name="P29"><text:span text:style-name="Strong_20_Emphasis">Boardwalk (Arcades, Candy/Ice Cream, Surf/Skate shops, community hall)</text:span></text:p>
        </text:list-item>
        <text:list-item>
          <text:p text:style-name="P29"><text:span text:style-name="Strong_20_Emphasis">Grocery / Retail Block</text:span></text:p>
        </text:list-item>
        <text:list-item>
          <text:p text:style-name="P29"><text:span text:style-name="Strong_20_Emphasis">Library &amp; Old Movie Theater / Church / Retirement Home cluster</text:span></text:p>
        </text:list-item>
        <text:list-item>
          <text:p text:style-name="P29"><text:span text:style-name="Strong_20_Emphasis">Bus Station &amp; Transit Area</text:span></text:p>
        </text:list-item>
      </text:list>
      <text:h text:style-name="Heading_20_3" text:outline-level="3">11.2 Time Segments &amp; Movement Costs</text:h>
      <text:p text:style-name="Text_20_body">Recall segments:</text:p>
      <text:list xml:id="list7351468506295968551" text:style-name="L29">
        <text:list-item>
          <text:p text:style-name="P30"><text:span text:style-name="Strong_20_Emphasis">Morning, Afternoon, Evening, Night</text:span> (Dream after Night).</text:p>
        </text:list-item>
      </text:list>
      <text:p text:style-name="Text_20_body">Each segment gives Nyx a <text:span text:style-name="Strong_20_Emphasis">limited number of “actions”</text:span>:</text:p>
      <text:list xml:id="list7743641656843988950" text:style-name="L30">
        <text:list-item>
          <text:p text:style-name="P31">1 <text:span text:style-name="Strong_20_Emphasis">Free Wake Action</text:span> (starting at Home).</text:p>
        </text:list-item>
        <text:list-item>
          <text:p text:style-name="P31">Then roughly <text:span text:style-name="Strong_20_Emphasis">2 location moves</text:span> within that segment, each with potential scenes.</text:p>
        </text:list-item>
      </text:list>
      <text:p text:style-name="Text_20_body"><text:span text:style-name="Strong_20_Emphasis">Movement Rules:</text:span></text:p>
      <text:list xml:id="list3527356156119010416" text:style-name="L31">
        <text:list-item>
          <text:p text:style-name="P32"><text:soft-page-break/><text:span text:style-name="Strong_20_Emphasis">Within the same district:</text:span></text:p>
          <text:list>
            <text:list-item>
              <text:p text:style-name="P32">Moving between points (e.g., Apartment → Talia’s door → stairwell) costs <text:span text:style-name="Strong_20_Emphasis">no segment change</text:span>.</text:p>
            </text:list-item>
            <text:list-item>
              <text:p text:style-name="P32">At most, it counts as <text:span text:style-name="Strong_20_Emphasis">scene time</text:span> inside that segment.</text:p>
            </text:list-item>
          </text:list>
        </text:list-item>
        <text:list-item>
          <text:p text:style-name="P32"><text:span text:style-name="Strong_20_Emphasis">Between neighboring districts (short walk):</text:span></text:p>
          <text:list>
            <text:list-item>
              <text:p text:style-name="P32">Home ↔ Strawberry Park</text:p>
            </text:list-item>
            <text:list-item>
              <text:p text:style-name="P32">Park ↔ Main Street</text:p>
            </text:list-item>
            <text:list-item>
              <text:p text:style-name="P32">Main Street ↔ Outdoor Mall / Grocery</text:p>
            </text:list-item>
            <text:list-item>
              <text:p text:style-name="P32">Outdoor Mall ↔ Boardwalk</text:p>
            </text:list-item>
            <text:list-item>
              <text:p text:style-name="P32">Main Street ↔ Library/Church/Retirement Block</text:p>
            </text:list-item>
            <text:list-item>
              <text:p text:style-name="P32">These cost <text:span text:style-name="Strong_20_Emphasis">1 “movement point”</text:span>.</text:p>
            </text:list-item>
            <text:list-item>
              <text:p text:style-name="P32">You have ~2 movement points per segment before the segment advances automatically when you leave a location again.</text:p>
            </text:list-item>
          </text:list>
        </text:list-item>
        <text:list-item>
          <text:p text:style-name="P32"><text:span text:style-name="Strong_20_Emphasis">Longer moves (bus required):</text:span></text:p>
          <text:list>
            <text:list-item>
              <text:p text:style-name="P32">Home ↔ Boardwalk directly</text:p>
            </text:list-item>
            <text:list-item>
              <text:p text:style-name="P32">Home ↔ Bus Station ↔ far districts (if not walking).</text:p>
            </text:list-item>
            <text:list-item>
              <text:p text:style-name="P32">These may <text:span text:style-name="Strong_20_Emphasis">advance to the next segment</text:span> if done late, especially at night.</text:p>
            </text:list-item>
          </text:list>
        </text:list-item>
      </text:list>
      <text:p text:style-name="Text_20_body"><text:span text:style-name="Strong_20_Emphasis">Practical Example (Morning):</text:span></text:p>
      <text:list xml:id="list1702901482643387295" text:style-name="L32">
        <text:list-item>
          <text:p text:style-name="P33">Start at Home (free).</text:p>
        </text:list-item>
        <text:list-item>
          <text:p text:style-name="P33">Walk to Main Street: 1 movement.</text:p>
        </text:list-item>
        <text:list-item>
          <text:p text:style-name="P33">Hang out at Brothers (scene).</text:p>
        </text:list-item>
        <text:list-item>
          <text:p text:style-name="P33">Walk to Library: 2nd movement.</text:p>
        </text:list-item>
        <text:list-item>
          <text:p text:style-name="P33">After the Library scene, leaving triggers: <text:span text:style-name="Strong_20_Emphasis">Morning → Afternoon</text:span>.</text:p>
        </text:list-item>
      </text:list>
      <text:h text:style-name="Heading_20_3" text:outline-level="3">11.3 Fast Travel Rules</text:h>
      <text:p text:style-name="Text_20_body">Fast travel is primarily via <text:span text:style-name="Strong_20_Emphasis">bus routes</text:span> and later <text:span text:style-name="Strong_20_Emphasis">special items</text:span>.</text:p>
      <text:h text:style-name="Heading_20_4" text:outline-level="4">11.3.1 Buses (Mack)</text:h>
      <text:list xml:id="list4163274590629455562" text:style-name="L33">
        <text:list-item>
          <text:p text:style-name="P34">Bus runs between:</text:p>
          <text:list>
            <text:list-item>
              <text:p text:style-name="P34">Bus Station ↔ Boardwalk ↔ Outdoor Mall ↔ Main Street ↔ Home/Residential.</text:p>
            </text:list-item>
          </text:list>
        </text:list-item>
        <text:list-item>
          <text:p text:style-name="P34"><text:span text:style-name="Strong_20_Emphasis">Cost:</text:span> small fee <text:span text:style-name="Strong_20_Emphasis">$2</text:span> per ride.</text:p>
        </text:list-item>
        <text:list-item>
          <text:p text:style-name="P34"><text:span text:style-name="Strong_20_Emphasis">Time Cost:</text:span></text:p>
          <text:list>
            <text:list-item>
              <text:p text:style-name="P34">Early in the day: one bus ride counts as <text:span text:style-name="Strong_20_Emphasis">1 movement point</text:span> (not full segment).</text:p>
            </text:list-item>
            <text:list-item>
              <text:p text:style-name="P34">Late Evening / Night: certain routes may <text:span text:style-name="Strong_20_Emphasis">advance segment</text:span> (e.g., catch last bus home <text:soft-page-break/>moves Evening → Night).</text:p>
            </text:list-item>
          </text:list>
        </text:list-item>
      </text:list>
      <text:p text:style-name="Text_20_body">As Nyx builds bond with Mack:</text:p>
      <text:list xml:id="list7188239989351145183" text:style-name="L34">
        <text:list-item>
          <text:p text:style-name="P35">Reduced or free fares occasionally.</text:p>
        </text:list-item>
        <text:list-item>
          <text:p text:style-name="P35">Special “late bus” that avoids segment advance once in a while.</text:p>
        </text:list-item>
      </text:list>
      <text:h text:style-name="Heading_20_4" text:outline-level="4">11.3.2 Special Fast Travel Items</text:h>
      <text:list xml:id="list5488497652386638925" text:style-name="L35">
        <text:list-item>
          <text:p text:style-name="P36"><text:span text:style-name="Strong_20_Emphasis">Bus Ticket of Elsewhere [Rare]:</text:span></text:p>
          <text:list>
            <text:list-item>
              <text:p text:style-name="P36">Once per run: allows <text:span text:style-name="Strong_20_Emphasis">one free cross-district travel</text:span> (e.g., Home → Boardwalk) with <text:span text:style-name="Strong_20_Emphasis">no time cost</text:span>.</text:p>
            </text:list-item>
            <text:list-item>
              <text:p text:style-name="P36">Symbolic; choose carefully.</text:p>
            </text:list-item>
          </text:list>
        </text:list-item>
        <text:list-item>
          <text:p text:style-name="P36"><text:span text:style-name="Strong_20_Emphasis">Future unlocks (if desired):</text:span></text:p>
          <text:list>
            <text:list-item>
              <text:p text:style-name="P36">Rowan’s skateboard “ride” event: quick cross between Park and Boardwalk on some days.</text:p>
            </text:list-item>
            <text:list-item>
              <text:p text:style-name="P36">Dream-related shortcuts that reduce time cost to certain locations after boss integrations.</text:p>
            </text:list-item>
          </text:list>
        </text:list-item>
      </text:list>
      <text:p text:style-name="Horizontal_20_Line"/>
      <text:h text:style-name="Heading_20_3" text:outline-level="3">11.4 Visual Map vs Menu-Based Select</text:h>
      <text:p text:style-name="Text_20_body"><text:span text:style-name="Strong_20_Emphasis">Primary UI: Visual Map Screen</text:span></text:p>
      <text:list xml:id="list8256313065793431225" text:style-name="L36">
        <text:list-item>
          <text:p text:style-name="P37">When Nyx chooses “Go out” or “Move,” open a stylized <text:span text:style-name="Strong_20_Emphasis">2D map of the island</text:span>:</text:p>
          <text:list>
            <text:list-item>
              <text:p text:style-name="P37">Districts as clickable nodes (Home, Park, Main Street, etc.).</text:p>
            </text:list-item>
            <text:list-item>
              <text:p text:style-name="P37">Lines showing connections (walk routes, bus routes).</text:p>
            </text:list-item>
            <text:list-item>
              <text:p text:style-name="P37">Icons for:</text:p>
              <text:list>
                <text:list-item>
                  <text:p text:style-name="P37">Shops</text:p>
                </text:list-item>
                <text:list-item>
                  <text:p text:style-name="P37">Key NPC presence (if known)</text:p>
                </text:list-item>
                <text:list-item>
                  <text:p text:style-name="P37">Event markers (festival, concert).</text:p>
                </text:list-item>
              </text:list>
            </text:list-item>
          </text:list>
        </text:list-item>
      </text:list>
      <text:p text:style-name="Text_20_body"><text:span text:style-name="Strong_20_Emphasis">Time-of-Day Styling:</text:span></text:p>
      <text:list xml:id="list7209259893757194405" text:style-name="L37">
        <text:list-item>
          <text:p text:style-name="P38">Background colors and lighting shift with Morning / Afternoon / Evening / Night.</text:p>
        </text:list-item>
        <text:list-item>
          <text:p text:style-name="P38">Weather overlays (rain, fog, snow) appear on the map.</text:p>
        </text:list-item>
      </text:list>
      <text:p text:style-name="Text_20_body"><text:span text:style-name="Strong_20_Emphasis">Selection Flow:</text:span></text:p>
      <text:list xml:id="list7208704512736302315" text:style-name="L38">
        <text:list-item>
          <text:p text:style-name="P39">Player clicks a <text:span text:style-name="Strong_20_Emphasis">district</text:span>.</text:p>
        </text:list-item>
        <text:list-item>
          <text:p text:style-name="P39">If multiple major sub-locations exist, a mini-menu or zoomed view appears (e.g., at Boardwalk: Arcade North, Arcade South, Candy Store, Community Hall).</text:p>
        </text:list-item>
        <text:list-item>
          <text:p text:style-name="P39">Confirm movement; UI shows:</text:p>
          <text:list>
            <text:list-item>
              <text:p text:style-name="P39">Time segment</text:p>
            </text:list-item>
            <text:list-item>
              <text:p text:style-name="P39"><text:soft-page-break/>Movement reminder (“This will likely move time to Evening”).</text:p>
            </text:list-item>
          </text:list>
        </text:list-item>
      </text:list>
      <text:p text:style-name="Text_20_body">Behind the scenes, all of this is just structured like <text:span text:style-name="Strong_20_Emphasis">menu-based location select</text:span>, but the visual map sells the feel of a real town.</text:p>
      <text:p text:style-name="Horizontal_20_Line"/>
      <text:h text:style-name="Heading_20_3" text:outline-level="3">11.5 Integration with Arete &amp; Quests</text:h>
      <text:list xml:id="list2319238323159043554" text:style-name="L39">
        <text:list-item>
          <text:p text:style-name="P40"><text:span text:style-name="Strong_20_Emphasis">Overcommitting</text:span> to movement without rest:</text:p>
          <text:list>
            <text:list-item>
              <text:p text:style-name="P40">Can apply <text:span text:style-name="Strong_20_Emphasis">Physical Strife</text:span> (fatigue) or Emotional Strife (over-scheduling).</text:p>
            </text:list-item>
          </text:list>
        </text:list-item>
        <text:list-item>
          <text:p text:style-name="P40"><text:span text:style-name="Strong_20_Emphasis">Choosing</text:span> to stay local:</text:p>
          <text:list>
            <text:list-item>
              <text:p text:style-name="P40">More focused scenes with neighbors (Talia, Amrita, Ivan) → deeper Emotional/Social arcs.</text:p>
            </text:list-item>
          </text:list>
        </text:list-item>
        <text:list-item>
          <text:p text:style-name="P40">Certain <text:span text:style-name="Strong_20_Emphasis">quests</text:span> require being in specific districts at certain segments:</text:p>
          <text:list>
            <text:list-item>
              <text:p text:style-name="P40">Concert at Boardwalk → Evening only.</text:p>
            </text:list-item>
            <text:list-item>
              <text:p text:style-name="P40">Dr. Morrell’s group at Community Hall → specific Evening(s).</text:p>
            </text:list-item>
            <text:list-item>
              <text:p text:style-name="P40">Missing them can set quest to <text:span text:style-name="Strong_20_Emphasis">Failed</text:span> and adjust Arete accordingly.</text:p>
            </text:list-item>
          </text:list>
        </text:list-item>
      </text:list>
      <text:p text:style-name="Horizontal_20_Line"/>
      <text:p text:style-name="Text_20_body">This doc gives you:</text:p>
      <text:list xml:id="list3369424762810645442" text:style-name="L40">
        <text:list-item>
          <text:p text:style-name="P41">A <text:span text:style-name="Strong_20_Emphasis">dollar-based economy</text:span> with Town and Dream shops linked by thematic items and [Psychedelic] counterparts.</text:p>
        </text:list-item>
        <text:list-item>
          <text:p text:style-name="P41">A robust <text:span text:style-name="Strong_20_Emphasis">quest/task system</text:span> with clear structure, flags, and Arete/affection impacts.</text:p>
        </text:list-item>
        <text:list-item>
          <text:p text:style-name="P41">A <text:span text:style-name="Strong_20_Emphasis">district-based navigation model</text:span> with clear time costs, bus-based fast travel, and a visual map that still functions as a simple underlying menu.</text:p>
        </text:list-item>
      </text:list>
      <text:p text:style-name="Text_20_body">You can now translate this into Ren’Py data structures (<text:span text:style-name="Source_20_Text">Shop</text:span>, <text:span text:style-name="Source_20_Text">Quest</text:span>, <text:span text:style-name="Source_20_Text">Location</text:span>, <text:span text:style-name="Source_20_Text">Route</text:span>) and start scripting events that respect time, money, and emotional progress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llatrix </meta:initial-creator>
    <meta:creation-date>2025-11-07T00:35:36.07</meta:creation-date>
    <dc:date>2025-11-07T05:24:37.91</dc:date>
    <dc:creator>Bellatrix </dc:creator>
    <meta:editing-duration>PT36S</meta:editing-duration>
    <meta:editing-cycles>2</meta:editing-cycles>
    <meta:generator>OpenOffice/4.1.15$Win32 OpenOffice.org_project/4115m2$Build-9813</meta:generator>
    <meta:document-statistic meta:table-count="6" meta:image-count="0" meta:object-count="0" meta:page-count="35" meta:paragraph-count="1019" meta:word-count="7098" meta:character-count="45283"/>
  </office:meta>
</office:document-meta>
</file>